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8D3D7999296.pn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4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6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9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style>
    <style:style style:name="P96"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97"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01"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02"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0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0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05" style:family="paragraph" style:parent-style-name="Standard" style:list-style-name="L1">
      <style:paragraph-properties fo:text-align="justify" style:justify-single-word="false"/>
      <style:text-properties fo:font-size="14pt" style:font-size-asian="14pt" style:font-size-complex="14pt"/>
    </style:style>
    <style:style style:name="P106" style:family="paragraph" style:parent-style-name="Standard" style:list-style-name="L4">
      <style:paragraph-properties fo:text-align="justify" style:justify-single-word="false" style:text-autospace="none">
        <style:tab-stops>
          <style:tab-stop style:position="0.397cm"/>
        </style:tab-stops>
      </style:paragraph-properties>
    </style:style>
    <style:style style:name="P107" style:family="paragraph" style:parent-style-name="Standard" style:list-style-name="L5">
      <style:paragraph-properties fo:text-align="justify" style:justify-single-word="false" style:text-autospace="none"/>
    </style:style>
    <style:style style:name="P108" style:family="paragraph" style:parent-style-name="Standard" style:list-style-name="L7">
      <style:paragraph-properties fo:text-align="justify" style:justify-single-word="false" style:text-autospace="none"/>
    </style:style>
    <style:style style:name="P109" style:family="paragraph" style:parent-style-name="Standard" style:list-style-name="L4">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0" style:family="paragraph" style:parent-style-name="Standard" style:list-style-name="L5">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1"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3"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4" style:family="paragraph" style:parent-style-name="Standard" style:list-style-name="L6">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15"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16" style:family="paragraph" style:parent-style-name="Standard" style:list-style-name="L4">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7"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8" style:family="paragraph" style:parent-style-name="Standard" style:list-style-name="L9">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19" style:family="paragraph" style:parent-style-name="Standard" style:list-style-name="L4">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20" style:family="paragraph" style:parent-style-name="Standard" style:list-style-name="L5">
      <style:paragraph-properties fo:text-align="justify" style:justify-single-word="false" style:text-autospace="none"/>
      <style:text-properties fo:font-style="normal" style:font-style-asian="normal" style:font-style-complex="normal"/>
    </style:style>
    <style:style style:name="P121" style:family="paragraph" style:parent-style-name="Standard" style:list-style-name="L9">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2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2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25" style:family="paragraph" style:parent-style-name="Standard" style:list-style-name="L10">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font-weight="bold" style:font-weight-asian="bold" style:font-weight-complex="bold"/>
    </style:style>
    <style:style style:name="P126"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2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3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3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3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0"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1"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2"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3" style:family="paragraph" style:parent-style-name="Standard" style:list-style-name="L13">
      <style:paragraph-properties fo:margin-left="0cm" fo:margin-right="0cm" fo:text-align="start" style:justify-single-word="false" fo:text-indent="0cm" style:auto-text-indent="false" style:text-autospace="none">
        <style:tab-stops/>
      </style:paragraph-properties>
    </style:style>
    <style:style style:name="P14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4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4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4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5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5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5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5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56" style:family="paragraph" style:parent-style-name="Standard" style:list-style-name="L11">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font-weight="bold" style:font-weight-asian="bold" style:font-weight-complex="bold"/>
    </style:style>
    <style:style style:name="P157" style:family="paragraph" style:parent-style-name="Standard" style:list-style-name="L12">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font-weight="bold" style:font-weight-asian="bold" style:font-weight-complex="bold"/>
    </style:style>
    <style:style style:name="P158" style:family="paragraph" style:parent-style-name="Standard" style:list-style-name="L14">
      <style:paragraph-properties fo:margin-left="2.011cm" fo:margin-right="0cm" fo:text-align="start" style:justify-single-word="false" fo:text-indent="-0.741cm" style:auto-text-indent="false" style:text-autospace="none">
        <style:tab-stops>
          <style:tab-stop style:position="-0.079cm"/>
        </style:tab-stops>
      </style:paragraph-properties>
    </style:style>
    <style:style style:name="P159" style:family="paragraph" style:parent-style-name="Standard" style:list-style-name="L14">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60" style:family="paragraph" style:parent-style-name="Standard" style:list-style-name="L14">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6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3pt" style:font-size-asian="13pt" style:font-size-complex="13pt"/>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ize="13pt" fo:font-style="normal" fo:font-weight="bold" style:font-size-asian="13pt" style:font-style-asian="normal" style:font-weight-asian="bold" style:font-size-complex="13pt" style:font-style-complex="normal" style:font-weight-complex="bold"/>
    </style:style>
    <style:style style:name="T8" style:family="text">
      <style:text-properties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0" style:family="text">
      <style:text-properties fo:font-size="13pt" fo:font-style="italic" fo:font-weight="normal" style:font-size-asian="13pt" style:font-weight-asian="normal" style:font-size-complex="13pt" style:font-weight-complex="normal"/>
    </style:style>
    <style:style style:name="T11" style:family="text">
      <style:text-properties fo:font-size="13pt" fo:font-style="italic" style:font-size-asian="13pt" style:font-style-asian="italic" style:font-size-complex="13pt" style:font-style-complex="italic"/>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15pt" style:font-size-asian="15pt" style:font-size-complex="15pt"/>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Courier New" fo:font-size="10pt" style:font-size-asian="10pt" style:font-size-complex="10pt"/>
    </style:style>
    <style:style style:name="T19" style:family="text">
      <style:text-properties fo:color="#000000" style:font-name="Courier New" fo:font-size="10pt" fo:font-weight="normal" style:font-size-asian="10pt" style:font-weight-asian="normal" style:font-size-complex="10pt" style:font-weight-complex="normal"/>
    </style:style>
    <style:style style:name="T20"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1"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2" style:family="text">
      <style:text-properties fo:color="#000000" style:font-name="Courier New" fo:font-style="normal" fo:font-weight="normal" style:font-style-asian="normal" style:font-weight-asian="normal" style:font-style-complex="normal" style:font-weight-complex="normal"/>
    </style:style>
    <style:style style:name="T23" style:family="text">
      <style:text-properties fo:color="#000000" style:font-name="Courier New" style:font-name-asian="Courier New" style:font-name-complex="Courier New"/>
    </style:style>
    <style:style style:name="T2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5" style:family="text">
      <style:text-properties fo:color="#000000" style:font-name="Courier New" fo:font-weight="bold" style:font-weight-asian="bold" style:font-weight-complex="bold"/>
    </style:style>
    <style:style style:name="T2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8"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9"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2"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3"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34"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37"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8"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9"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0"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1"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2" style:family="text">
      <style:text-properties fo:color="#000000" style:font-name="Times New Roman" fo:font-style="normal" style:font-name-asian="Courier New" style:font-style-asian="normal" style:font-name-complex="Courier New" style:font-style-complex="normal"/>
    </style:style>
    <style:style style:name="T4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4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48"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52" style:family="text">
      <style:text-properties fo:color="#000000" fo:font-style="normal" fo:font-weight="normal" style:font-style-asian="normal" style:font-weight-asian="normal" style:font-style-complex="normal" style:font-weight-complex="normal"/>
    </style:style>
    <style:style style:name="T53" style:family="text">
      <style:text-properties fo:color="#000000" fo:font-style="normal" style:font-name-asian="Courier New" style:font-style-asian="normal" style:font-name-complex="Courier New" style:font-style-complex="normal"/>
    </style:style>
    <style:style style:name="T54"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5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56" style:family="text">
      <style:text-properties fo:color="#000000" fo:font-style="italic" fo:font-weight="normal" style:font-style-asian="italic" style:font-weight-asian="normal" style:font-style-complex="italic" style:font-weight-complex="normal"/>
    </style:style>
    <style:style style:name="T57" style:family="text">
      <style:text-properties fo:color="#000000" fo:font-style="italic" style:font-style-asian="italic" style:font-style-complex="italic"/>
    </style:style>
    <style:style style:name="T58" style:family="text">
      <style:text-properties fo:color="#000000" fo:font-weight="bold" style:font-weight-asian="bold" style:font-weight-complex="bold"/>
    </style:style>
    <style:style style:name="T5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6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2" style:family="text">
      <style:text-properties fo:font-style="italic"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weight="normal"/>
    </style:style>
    <style:style style:name="T70" style:family="text">
      <style:text-properties fo:font-weight="normal" style:font-weight-asian="normal" style:font-weight-complex="normal"/>
    </style:style>
    <style:style style:name="T71" style:family="text">
      <style:text-properties style:font-name="Courier New"/>
    </style:style>
    <style:style style:name="T72" style:family="text">
      <style:text-properties style:font-name="Courier New" fo:font-size="10pt" style:font-size-asian="10pt" style:font-size-complex="10pt"/>
    </style:style>
    <style:style style:name="T73" style:family="text">
      <style:text-properties style:font-name="Courier New" fo:font-size="10pt" fo:font-weight="normal" style:font-size-asian="10pt" style:font-weight-asian="normal" style:font-size-complex="10pt" style:font-weight-complex="normal"/>
    </style:style>
    <style:style style:name="T7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75" style:family="text">
      <style:text-properties style:font-name="Courier New" fo:font-size="11pt" fo:font-weight="normal" style:font-size-asian="11pt" style:font-weight-asian="normal" style:font-size-complex="11pt" style:font-weight-complex="normal"/>
    </style:style>
    <style:style style:name="T76" style:family="text">
      <style:text-properties style:font-name="Courier New" fo:font-size="9pt" style:font-size-asian="9pt" style:font-size-complex="9pt"/>
    </style:style>
    <style:style style:name="T77" style:family="text">
      <style:text-properties style:font-name="Courier New" fo:font-size="9pt" fo:font-style="italic" style:font-size-asian="9pt" style:font-style-asian="italic" style:font-size-complex="9pt" style:font-style-complex="italic"/>
    </style:style>
    <style:style style:name="T78" style:family="text">
      <style:text-properties style:font-name="Times New Roman"/>
    </style:style>
    <style:style style:name="T79" style:family="text">
      <style:text-properties style:font-name="Times New Roman" fo:font-style="normal" fo:font-weight="normal" style:font-style-asian="normal" style:font-weight-asian="normal" style:font-style-complex="normal" style:font-weight-complex="normal"/>
    </style:style>
    <style:style style:name="T80" style:family="text">
      <style:text-properties style:font-name="Times New Roman" fo:font-style="normal" fo:font-weight="bold" style:font-style-asian="normal" style:font-weight-asian="bold" style:font-style-complex="normal" style:font-weight-complex="bold"/>
    </style:style>
    <style:style style:name="T81" style:family="text">
      <style:text-properties style:font-name="Times New Roman" fo:font-style="italic" fo:font-weight="normal" style:font-style-asian="italic" style:font-weight-asian="normal" style:font-style-complex="italic" style:font-weight-complex="normal"/>
    </style:style>
    <style:style style:name="T8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83"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84"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85" style:family="text">
      <style:text-properties fo:color="#2a00ff"/>
    </style:style>
    <style:style style:name="T86" style:family="text">
      <style:text-properties fo:color="#2a00ff" fo:font-style="italic" style:font-style-asian="italic" style:font-style-complex="italic"/>
    </style:style>
    <style:style style:name="T87" style:family="text">
      <style:text-properties fo:color="#2a00ff" fo:font-style="italic" fo:font-weight="normal" style:font-style-asian="italic" style:font-weight-asian="normal" style:font-style-complex="italic" style:font-weight-complex="normal"/>
    </style:style>
    <style:style style:name="T88" style:family="text">
      <style:text-properties fo:color="#2a00ff" fo:font-size="9pt" fo:font-style="italic" style:font-size-asian="9pt" style:font-style-asian="italic" style:font-size-complex="9pt" style:font-style-complex="italic"/>
    </style:style>
    <style:style style:name="T89" style:family="text">
      <style:text-properties fo:color="#2a00ff" fo:font-style="normal" fo:font-weight="normal" style:font-style-asian="normal" style:font-weight-asian="normal" style:font-style-complex="normal" style:font-weight-complex="normal"/>
    </style:style>
    <style:style style:name="T90" style:family="text">
      <style:text-properties fo:color="#2a00ff" style:font-name="Courier New"/>
    </style:style>
    <style:style style:name="T91" style:family="text">
      <style:text-properties fo:color="#2a00ff" style:font-name="Courier New" fo:font-size="10pt" style:font-size-asian="10pt" style:font-size-complex="10pt"/>
    </style:style>
    <style:style style:name="T92"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9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9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9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96"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97" style:family="text">
      <style:text-properties fo:color="#2a00ff" style:font-name="Courier New" fo:font-size="10pt" fo:font-weight="bold" style:font-size-asian="10pt" style:font-weight-asian="bold" style:font-size-complex="10pt" style:font-weight-complex="bold"/>
    </style:style>
    <style:style style:name="T9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99"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00" style:family="text">
      <style:text-properties fo:color="#2a00ff" style:font-name="Courier New" fo:font-style="normal" fo:font-weight="normal" style:font-style-asian="normal" style:font-weight-asian="normal" style:font-style-complex="normal" style:font-weight-complex="normal"/>
    </style:style>
    <style:style style:name="T101" style:family="text">
      <style:text-properties fo:color="#2a00ff" style:font-name="Courier New" fo:font-style="italic" fo:font-weight="normal" style:font-style-asian="italic" style:font-weight-asian="normal" style:font-style-complex="italic" style:font-weight-complex="normal"/>
    </style:style>
    <style:style style:name="T102" style:family="text">
      <style:text-properties fo:color="#2a00ff" style:font-name="Times New Roman" fo:font-style="normal" fo:font-weight="normal" style:font-style-asian="normal" style:font-weight-asian="normal" style:font-style-complex="normal" style:font-weight-complex="normal"/>
    </style:style>
    <style:style style:name="T103"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04" style:family="text">
      <style:text-properties fo:color="#7f0055" fo:font-weight="bold" style:font-weight-asian="bold" style:font-weight-complex="bold"/>
    </style:style>
    <style:style style:name="T10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fo:color="#7f0055" style:font-name="Courier New" fo:font-size="10pt" fo:font-weight="normal" style:font-size-asian="10pt" style:font-weight-asian="normal" style:font-size-complex="10pt" style:font-weight-complex="normal"/>
    </style:style>
    <style:style style:name="T107"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08" style:family="text">
      <style:text-properties fo:color="#7f0055" style:font-name="Courier New" fo:font-weight="bold" style:font-weight-asian="bold" style:font-weight-complex="bold"/>
    </style:style>
    <style:style style:name="T109" style:family="text">
      <style:text-properties fo:color="#7f0055" fo:font-style="normal" fo:font-weight="bold" style:font-style-asian="normal" style:font-weight-asian="bold" style:font-style-complex="normal" style:font-weight-complex="bold"/>
    </style:style>
    <style:style style:name="T11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11" style:family="text">
      <style:text-properties fo:color="#008080"/>
    </style:style>
    <style:style style:name="T112" style:family="text">
      <style:text-properties fo:color="#008080" fo:font-size="9pt" style:font-size-asian="9pt" style:font-size-complex="9pt"/>
    </style:style>
    <style:style style:name="T113" style:family="text">
      <style:text-properties fo:color="#008080" style:font-name="Courier New" fo:font-style="normal" fo:font-weight="normal" style:font-style-asian="normal" style:font-weight-asian="normal" style:font-style-complex="normal" style:font-weight-complex="normal"/>
    </style:style>
    <style:style style:name="T114"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15" style:family="text">
      <style:text-properties fo:color="#008080" style:font-name="Courier New" fo:font-size="10pt" fo:font-weight="normal" style:font-size-asian="10pt" style:font-weight-asian="normal" style:font-size-complex="10pt" style:font-weight-complex="normal"/>
    </style:style>
    <style:style style:name="T116" style:family="text">
      <style:text-properties fo:color="#008080" fo:font-style="italic" fo:font-weight="normal" style:font-style-asian="italic" style:font-weight-asian="normal" style:font-style-complex="italic" style:font-weight-complex="normal"/>
    </style:style>
    <style:style style:name="T117" style:family="text">
      <style:text-properties fo:color="#008080" fo:font-style="italic" style:font-style-asian="italic" style:font-style-complex="italic"/>
    </style:style>
    <style:style style:name="T118" style:family="text">
      <style:text-properties fo:color="#008080" fo:font-style="normal" fo:font-weight="normal" style:font-style-asian="normal" style:font-weight-asian="normal" style:font-style-complex="normal" style:font-weight-complex="normal"/>
    </style:style>
    <style:style style:name="T119" style:family="text">
      <style:text-properties fo:color="#008080" style:font-name="Times New Roman" fo:font-style="normal" fo:font-weight="normal" style:font-style-asian="normal" style:font-weight-asian="normal" style:font-style-complex="normal" style:font-weight-complex="normal"/>
    </style:style>
    <style:style style:name="T120" style:family="text">
      <style:text-properties fo:color="#3f7f7f"/>
    </style:style>
    <style:style style:name="T121" style:family="text">
      <style:text-properties fo:color="#3f7f7f" fo:font-size="9pt" style:font-size-asian="9pt" style:font-size-complex="9pt"/>
    </style:style>
    <style:style style:name="T122" style:family="text">
      <style:text-properties fo:color="#3f7f7f" style:font-name="Courier New" fo:font-style="normal" fo:font-weight="normal" style:font-style-asian="normal" style:font-weight-asian="normal" style:font-style-complex="normal" style:font-weight-complex="normal"/>
    </style:style>
    <style:style style:name="T123"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fo:color="#3f7f7f" style:font-name="Courier New" fo:font-size="10pt" fo:font-weight="normal" style:font-size-asian="10pt" style:font-weight-asian="normal" style:font-size-complex="10pt" style:font-weight-complex="normal"/>
    </style:style>
    <style:style style:name="T125" style:family="text">
      <style:text-properties fo:color="#3f7f7f" fo:font-style="italic" fo:font-weight="normal" style:font-style-asian="italic" style:font-weight-asian="normal" style:font-style-complex="italic" style:font-weight-complex="normal"/>
    </style:style>
    <style:style style:name="T126" style:family="text">
      <style:text-properties fo:color="#3f7f7f" fo:font-style="italic" style:font-style-asian="italic" style:font-style-complex="italic"/>
    </style:style>
    <style:style style:name="T127" style:family="text">
      <style:text-properties fo:color="#3f7f7f" fo:font-style="normal" fo:font-weight="normal" style:font-style-asian="normal" style:font-weight-asian="normal" style:font-style-complex="normal" style:font-weight-complex="normal"/>
    </style:style>
    <style:style style:name="T128" style:family="text">
      <style:text-properties fo:color="#7f007f"/>
    </style:style>
    <style:style style:name="T129" style:family="text">
      <style:text-properties fo:color="#7f007f" fo:font-size="9pt" style:font-size-asian="9pt" style:font-size-complex="9pt"/>
    </style:style>
    <style:style style:name="T130" style:family="text">
      <style:text-properties fo:color="#7f007f" fo:font-style="italic" fo:font-weight="normal" style:font-style-asian="italic" style:font-weight-asian="normal" style:font-style-complex="italic" style:font-weight-complex="normal"/>
    </style:style>
    <style:style style:name="T131" style:family="text">
      <style:text-properties fo:color="#7f007f" fo:font-style="italic" style:font-style-asian="italic" style:font-style-complex="italic"/>
    </style:style>
    <style:style style:name="T132" style:family="text">
      <style:text-properties fo:color="#7f007f" fo:font-style="normal" fo:font-weight="normal" style:font-style-asian="normal" style:font-weight-asian="normal" style:font-style-complex="normal" style:font-weight-complex="normal"/>
    </style:style>
    <style:style style:name="T133"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34" style:family="text">
      <style:text-properties fo:color="#7f007f" style:font-name="Courier New" fo:font-size="10pt" fo:font-weight="normal" style:font-size-asian="10pt" style:font-weight-asian="normal" style:font-size-complex="10pt" style:font-weight-complex="normal"/>
    </style:style>
    <style:style style:name="T135" style:family="text">
      <style:text-properties fo:font-size="9pt" style:font-size-asian="9pt" style:font-size-complex="9pt"/>
    </style:style>
    <style:style style:name="T136" style:family="text">
      <style:text-properties fo:font-size="9pt" fo:font-style="normal" fo:font-weight="normal" style:font-size-asian="9pt" style:font-style-asian="normal" style:font-weight-asian="normal" style:font-size-complex="9pt" style:font-style-complex="normal" style:font-weight-complex="normal"/>
    </style:style>
    <style:style style:name="T137" style:family="text">
      <style:text-properties fo:color="#ff0000"/>
    </style:style>
    <style:style style:name="T138" style:family="text">
      <style:text-properties fo:color="#ff0000" fo:font-size="13pt" fo:font-weight="normal" style:font-size-asian="13pt" style:font-weight-asian="normal" style:font-size-complex="13pt" style:font-weight-complex="normal"/>
    </style:style>
    <style:style style:name="T139"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40" style:family="text">
      <style:text-properties fo:color="#ff0000" style:font-name="Courier New" fo:font-size="10pt" style:font-size-asian="10pt" style:font-size-complex="10pt"/>
    </style:style>
    <style:style style:name="T141"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42" style:family="text">
      <style:text-properties fo:color="#0000c0"/>
    </style:style>
    <style:style style:name="T143" style:family="text">
      <style:text-properties fo:color="#0000c0" fo:font-style="italic" style:font-style-asian="italic" style:font-style-complex="italic"/>
    </style:style>
    <style:style style:name="T144" style:family="text">
      <style:text-properties fo:color="#0000c0" style:font-name="Courier New" fo:font-size="9pt" fo:font-style="italic" style:font-size-asian="9pt" style:font-style-asian="italic" style:font-size-complex="9pt" style:font-style-complex="italic"/>
    </style:style>
    <style:style style:name="T145" style:family="text">
      <style:text-properties fo:color="#646464"/>
    </style:style>
    <style:style style:name="T146" style:family="text">
      <style:text-properties fo:color="#646464" style:font-name="Courier New" fo:font-size="10pt" style:font-size-asian="10pt" style:font-size-complex="10pt"/>
    </style:style>
    <style:style style:name="T147" style:family="text">
      <style:text-properties fo:font-weight="bold"/>
    </style:style>
    <style:style style:name="T148" style:family="text">
      <style:text-properties fo:font-weight="bold" style:font-weight-asian="bold" style:font-weight-complex="bold"/>
    </style:style>
    <style:style style:name="T149" style:family="text">
      <style:text-properties style:text-underline-style="solid" style:text-underline-width="auto" style:text-underline-color="font-color"/>
    </style:style>
    <style:style style:name="T150" style:family="text">
      <style:text-properties fo:font-size="12pt" fo:font-style="italic" style:font-size-asian="12pt" style:font-style-asian="italic" style:font-size-complex="12pt" style:font-style-complex="italic"/>
    </style:style>
    <style:style style:name="T15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2" style:family="text">
      <style:text-properties fo:font-size="10pt"/>
    </style:style>
    <style:style style:name="T153" style:family="text">
      <style:text-properties style:font-size-asian="10pt"/>
    </style:style>
    <style:style style:name="T154" style:family="text">
      <style:text-properties style:font-size-complex="10pt"/>
    </style:style>
    <style:style style:name="T155" style:family="text">
      <style:text-properties style:font-style-asian="normal"/>
    </style:style>
    <style:style style:name="T156" style:family="text">
      <style:text-properties style:font-weight-asian="normal"/>
    </style:style>
    <style:style style:name="T157" style:family="text">
      <style:text-properties style:font-style-complex="normal"/>
    </style:style>
    <style:style style:name="T158" style:family="text">
      <style:text-properties style:font-weight-complex="normal"/>
    </style:style>
    <style:style style:name="T159" style:family="text">
      <style:text-properties style:font-name-asian="Courier New"/>
    </style:style>
    <style:style style:name="T16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3"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64"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65"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66"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67"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68"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69"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7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71" style:family="text">
      <style:text-properties style:font-weight-asian="bold"/>
    </style:style>
    <style:style style:name="T172" style:family="text">
      <style:text-properties style:font-weight-complex="bold"/>
    </style:style>
    <style:style style:name="T173" style:family="text">
      <style:text-properties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29495481" text:style-name="L1">
        <text:list-item>
          <text:p text:style-name="P105">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8">2 – Visão Geral.</text:p>
      <text:p text:style-name="P7"/>
      <text:p text:style-name="P7"><text:tab/><text:span text:style-name="T5">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5"><text:tab/></text:span><text:span text:style-name="T13">2.1 – Arquitetura</text:span></text:p>
      <text:p text:style-name="P13"/>
      <text:p text:style-name="P7"><text:span text:style-name="T13"><text:tab/></text:span><text:span text:style-name="T5">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1"><text:tab/><text:span text:style-name="T13">2.1.1 – Módulos e responsabilidades</text:span></text:p>
      <text:p text:style-name="P13"/>
      <text:list xml:id="list29523348" text:style-name="L2">
        <text:list-item>
          <text:p text:style-name="P122"><text:span text:style-name="T148">Beans</text:span>: Responsável por todo gerenciamento de inversão de controle (IOC) que o framework provê. O <text:span text:style-name="T148">LDIC </text:span><text:span text:style-name="T66">(Lindberg Dependency Injection Container) é o componente responsável por resolver as instancias de beans solicitados e injeta-los no lugar certo na hora certa de acordo com a necessidade de cada bean. Este componente será detalhado mais a frente.</text:span></text:p>
          <text:p text:style-name="P123"/>
        </text:list-item>
        <text:list-item>
          <text:p text:style-name="P124"><text:span text:style-name="T67">Integration:</text:span><text:span text:style-name="T66"> Módulo responsável pela integração e operacionalidade entre o lindberg e outros frameworks. Na versão atual o framework provê integração com Spring, Adobe Flex e JSF.</text:span></text:p>
          <text:p text:style-name="P123"/>
        </text:list-item>
        <text:list-item>
          <text:p text:style-name="P124"><text:span text:style-name="T67">Context:</text:span><text:span text:style-name="T66"> Responsável por toda configuração, beans e gerenciamento em nível de escopo de cada camada: core, persistence, validation e web.</text:span></text:p>
          <text:p text:style-name="P123"/>
        </text:list-item>
        <text:list-item>
          <text:p text:style-name="P124"><text:span text:style-name="T67">Configuration: </text:span><text:span text:style-name="T66">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97"/>
      <text:p text:style-name="P32"/>
      <text:p text:style-name="P31">3 – O Framework.</text:p>
      <text:p text:style-name="P32"/>
      <text:p text:style-name="P30"><text:span text:style-name="T1"><text:tab/><text:tab/></text:span><text:span text:style-name="T6">O lindbergframework como qualquer outro framework é configurável e customizável as necessidades de cada projeto. A interface </text:span><text:span text:style-name="T43">Configuration</text:span><text:span text:style-name="T20"> </text:span><text:span text:style-name="T28">define o contrato de classes que configuram o framework. Existem ainda duas interfaces que estendem desta ultima. Uma para configurações do core, </text:span><text:span text:style-name="T43">CoreConfiguration</text:span><text:span text:style-name="T16"> </text:span><text:span text:style-name="T28">e outra para configurações específicas do componente de persistencia, </text:span><text:span text:style-name="T43">LinpConfiguration</text:span><text:span text:style-name="T28">.</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78"><text:span text:style-name="T53"><text:tab/><text:tab/>- XmlCoreConfiguration:</text:span><text:span text:style-name="T51"> Implementação de </text:span><text:span text:style-name="T55">CoreConfiguration </text:span><text:span text:style-name="T51">para definição da configuração do módulo CORE <text:tab/><text:tab/>via XML baseado no schema: </text:span><text:a xlink:type="simple" xlink:href="http://www.lindbergframework.org/schema/lindberg-config.xsd">http://www.lindbergframework.org/schema/lindberg-config.xsd</text:a><text:span text:style-name="T51">.</text:span></text:p>
      <text:p text:style-name="P47"/>
      <text:p text:style-name="P78"><text:span text:style-name="T53"><text:tab/><text:tab/>- SimpleCoreConfiguration: </text:span><text:span text:style-name="T51">Implementação de </text:span><text:span text:style-name="T55">CoreConfiguration</text:span><text:span text:style-name="T51"> para definição da configuração do módulo CORE <text:tab/><text:tab/>programaticamente.</text:span></text:p>
      <text:p text:style-name="P47"/>
      <text:p text:style-name="P46"><text:tab/><text:tab/>- SimpleLinpConfiguration: <text:span text:style-name="T70">Implementação de </text:span><text:span text:style-name="T63">LinpConfiguration</text:span><text:span text:style-name="T70"> para definição da configuração do módulo de <text:tab/><text:tab/>persistência (LINP) programaticamente.</text:span></text:p>
      <text:p text:style-name="P47"/>
      <text:p text:style-name="P46"><text:tab/><text:tab/>- XmlLinpConfiguration: <text:span text:style-name="T70">Implementação de </text:span><text:span text:style-name="T63">LinpConfiguration</text:span><text:span text:style-name="T70"> para definição da configuração do módulo de <text:tab/><text:tab/><text:tab/>persistência (LINP) via XML baseado no schema: </text:span><text:a xlink:type="simple" xlink:href="http://www.lindbergframework.org/schema/linp-sqlMapping.xsd"><text:span text:style-name="T70">http://www.lindbergframework.org/schema/linp-sqlMapping.xsd</text:span></text:a><text:span text:style-name="T70">.</text:span></text:p>
      <text:p text:style-name="P47"/>
      <text:p text:style-name="P47"/>
      <text:p text:style-name="P47"/>
      <text:p text:style-name="P53"><text:soft-page-break/><text:tab/><text:tab/>3.1 – Processo de Configuração</text:p>
      <text:p text:style-name="P51"/>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0"><text:span text:style-name="T66"><text:tab/><text:tab/>A interface </text:span><text:span text:style-name="T63">CoreConfiguration </text:span><text:span text:style-name="T66">define um método chamado </text:span><text:span text:style-name="T72">getLinpConfiguration </text:span><text:span text:style-name="T66">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63">LinpConfiguration </text:span><text:span text:style-name="T66">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53"><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0"><text:span text:style-name="T66"><text:tab/><text:tab/>A interface </text:span><text:span text:style-name="T63">Context </text:span><text:span text:style-name="T66">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63">getInstance </text:span><text:span text:style-name="T66">definido e cada um deles para a obtenção da instancia corrente.</text:span></text:p>
      <text:p text:style-name="P33"/>
      <text:p text:style-name="P40"><text:span text:style-name="T66"><text:tab/><text:tab/>Um contexto só pode ser usado se este estiver ativo. Para ativar um contexto o método </text:span><text:span text:style-name="T63">loadConfiguration</text:span><text:span text:style-name="T66"> deve ser invocado passando como parâmetro a instancia da configuração sobre o qual o contexto se baseará.</text:span></text:p>
      <text:p text:style-name="P33"/>
      <text:p text:style-name="P40"><text:span text:style-name="T66"><text:tab/><text:tab/>A interface </text:span><text:span text:style-name="T63">Context </text:span><text:span text:style-name="T66">também define outros métodos auxiliares, como por exemplo </text:span><text:span text:style-name="T63">isActive</text:span><text:span text:style-name="T66"> para a verificação do status do contexto e </text:span><text:span text:style-name="T63">close</text:span><text:span text:style-name="T66"> para efetuar o encerramento do contexto. Qualquer tentativa de uso de um contexto fechado resultará em uma </text:span><text:span text:style-name="T81">IllegalStateContextException.</text:span></text:p>
      <text:p text:style-name="P43"/>
      <text:p text:style-name="P40"><text:span text:style-name="T81"><text:tab/><text:tab/></text:span><text:span text:style-name="T79">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53"><text:tab/><text:tab/>3.3 – Configuração do CORE</text:p>
      <text:p text:style-name="P51"/>
      <text:p text:style-name="P49"><text:span text:style-name="T66"><text:tab/><text:tab/></text:span><text:span text:style-name="T6">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soft-page-break/><text:tab/><text:tab/>As duas propriedades que podem ser configuradas no CORE são:</text:p>
      <text:p text:style-name="P33"/>
      <text:p text:style-name="P40"><text:span text:style-name="T66"><text:tab/><text:tab/>- </text:span><text:span text:style-name="T98">lindberg.core.di-basepackage </text:span><text:span text:style-name="T139">(propriedade requerida)</text:span><text:span text:style-name="T98">:</text:span></text:p>
      <text:p text:style-name="P62"><text:span text:style-name="T101"><text:tab/><text:tab/></text:span><text:span text:style-name="T66">Pacote base de beans para injeção. </text:span></text:p>
      <text:p text:style-name="P40"><text:span text:style-name="T66"><text:tab/><text:tab/></text:span><text:span text:style-name="T151">Constante que define essa propriedade:</text:span><text:span text:style-name="T66"> </text:span><text:span text:style-name="T74">CoreConfiguration.CONFIG_PROPERTY_DI_BASEPACKAGE</text:span><text:span text:style-name="T110">;</text:span><text:span text:style-name="T66"> </text:span></text:p>
      <text:p text:style-name="P90"><text:tab/><text:tab/></text:p>
      <text:p text:style-name="P49"><text:span text:style-name="T110"><text:tab/><text:tab/>- </text:span><text:span text:style-name="T98">lindberg.core.beanfactory </text:span><text:span text:style-name="T139">(se não for definida a fábrica padrão será usada - AnnotationBeanFactory)</text:span><text:span text:style-name="T98">: <text:tab/><text:tab/></text:span><text:span text:style-name="T151">Fábrica de beans a ser usada. </text:span></text:p>
      <text:p text:style-name="P55"><text:span text:style-name="T138"><text:tab/><text:tab/></text:span><text:span text:style-name="T151">Constante que define essa propriedade:</text:span><text:span text:style-name="T6"> </text:span><text:span text:style-name="T75">CoreConfiguration.CONFIG_PROPERTY_BEAN_FACTORY;</text:span></text:p>
      <text:p text:style-name="P33"/>
      <text:p text:style-name="P49"><text:span text:style-name="T6"><text:tab/><text:tab/>Vamos definir uma configuração de CORE para os seguintes valores usando as duas implementações de </text:span><text:span text:style-name="T8">CoreConfiguration </text:span><text:span text:style-name="T6">na prática:</text:span></text:p>
      <text:p text:style-name="P33"/>
      <text:p text:style-name="P61"><text:tab/><text:tab/>- Pacote base de beans para injeção (<text:span text:style-name="T62">lindberg.core.di-basepackage</text:span>) = org.lindbergframework.exemplo.*</text:p>
      <text:p text:style-name="P48"><text:span text:style-name="T66"><text:tab/><text:tab/>- Bean factory (</text:span><text:span text:style-name="T63">lindberg.core.beanfactory</text:span><text:span text:style-name="T66">) = </text:span><text:span text:style-name="T79">org.lindbergframework.beans.di.context.AnnotationBeanFactory</text:span></text:p>
      <text:p text:style-name="P33"/>
      <text:p text:style-name="P49"><text:span text:style-name="T82"><text:tab/><text:tab/>Estas duas propriedades são suficientes para configurarmos o core para usarmos apenas o mecanismo de injeção de dependência. Neste caso os beans para injeção serão procurados dentro do pacote </text:span><text:span text:style-name="T8">org.lindbergframework.exemplo </text:span><text:span text:style-name="T6">e o ponto asterisco “.*” define que o framework também <text:s/>procurar beans para injeção de dependência dentro dos sub-pacotes de </text:span><text:span text:style-name="T8">org.lindbergframework.exemplo</text:span><text:span text:style-name="T6">.</text:span></text:p>
      <text:p text:style-name="P33"/>
      <text:p text:style-name="P49"><text:span text:style-name="T6"><text:s text:c="9"/>O lindbergframework define uma interface chamada </text:span><text:span text:style-name="T8">BeanFactory</text:span><text:span text:style-name="T6">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8">BeanFactory </text:span><text:span text:style-name="T6">e de todo o mecanismo de injeção de dependência.</text:span></text:p>
      <text:p text:style-name="P33"/>
      <text:list xml:id="list29519102" text:style-name="L3">
        <text:list-item>
          <text:list>
            <text:list-item>
              <text:list>
                <text:list-header>
                  <text:p text:style-name="P126"><text:span text:style-name="T42">3.3.1 </text:span><text:span text:style-name="T42">–</text:span><text:span text:style-name="T42">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79"><text:span text:style-name="T54"><text:s/><text:tab/><text:tab/></text:span><text:span text:style-name="T17">SimpleCoreConfiguration coreConfiguration = </text:span><text:span text:style-name="T105">new</text:span><text:span text:style-name="T17"> SimpleCoreConfiguration();</text:span></text:p>
      <text:p text:style-name="P63"><text:s text:c="8"/></text:p>
      <text:p text:style-name="P82"><text:span text:style-name="T14"><text:s text:c="6"/>coreConfiguration.setDiBasePackage(</text:span><text:span text:style-name="T85">"org.lindbergframework.exemplo.*"</text:span><text:span text:style-name="T14">);</text:span></text:p>
      <text:p text:style-name="P82"><text:span text:style-name="T14"><text:s text:c="6"/>coreConfiguration.setBeanFactory(</text:span><text:span text:style-name="T104">new</text:span><text:span text:style-name="T14"> AnnotationBeanFactory());</text:span></text:p>
      <text:p text:style-name="P63"><text:s text:c="8"/></text:p>
      <text:p text:style-name="P63"><text:s text:c="6"/>CoreContext.<text:span text:style-name="T62">getInstance</text:span>().loadConfiguration(coreConfiguration);</text:p>
      <text:p text:style-name="P63"/>
      <text:p text:style-name="P63"/>
      <text:p text:style-name="P40"><text:span text:style-name="T66"><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63">CoreContext </text:span><text:span text:style-name="T66">via </text:span><text:span text:style-name="T63">CoreContext.getInstance()</text:span><text:span text:style-name="T66"> e o método </text:span><text:span text:style-name="T63">loadConfiguration </text:span><text:span text:style-name="T66">passando a configuração criada é invocado. Pronto, o módulo CORE já está pronto para ser usado e em qualquer lugar você pode invocar </text:span><text:span text:style-name="T63">CoreContext.getInstance().getBeanFactory() </text:span><text:span text:style-name="T66">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text:span><text:soft-page-break/><text:span text:style-name="T66">configuração.</text:span></text:p>
      <text:p text:style-name="P33"/>
      <text:p text:style-name="P53"><text:tab/><text:tab/>3.3.2 – <text:s/>Configurando o CORE na prática – Usando XML</text:p>
      <text:p text:style-name="P33"/>
      <text:p text:style-name="P40"><text:span text:style-name="T66"><text:tab/><text:tab/>A seguir é demonstrado a mesma configuração só que usando uma implementação de </text:span><text:span text:style-name="T63">CoreConfiguration</text:span><text:span text:style-name="T66"> para configuração baseada em XML. O schema que define as configurações baseadas em XML é detalhado a seguir.</text:span></text:p>
      <text:p text:style-name="P33"><text:tab/><text:tab/></text:p>
      <text:p text:style-name="P40"><text:span text:style-name="T66"><text:tab/><text:tab/>Schema: <text:s/></text:span><text:a xlink:type="simple" xlink:href="http://www.lindbergframework.org/schema/lindberg-config.xsd"><text:span text:style-name="T66">http://www.lindbergframework.org/schema/lindberg-config.xsd</text:span></text:a></text:p>
      <text:p text:style-name="P33"/>
      <text:p text:style-name="P40"><text:span text:style-name="T66"><text:tab/><text:tab/>O schema no que diz respeito a tag </text:span><text:span text:style-name="T63">&lt;core&gt;</text:span><text:span text:style-name="T66">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p>
      <text:p text:style-name="P33"><text:soft-page-break/><text:tab/><text:tab/>Abaixo é mostrado um simples arquivo de configuração de core que define as mesmas configurações do exemplo anterior.</text:p>
      <text:p text:style-name="P47"/>
      <text:p text:style-name="P67"><text:span text:style-name="T111"><text:tab/> <text:s/></text:span><text:span text:style-name="T112">&lt;?</text:span><text:span text:style-name="T121">xml</text:span><text:span text:style-name="T135"> </text:span><text:span text:style-name="T129">version</text:span><text:span text:style-name="T135">=</text:span><text:span text:style-name="T88">"1.0"</text:span><text:span text:style-name="T135"> </text:span><text:span text:style-name="T129">encoding</text:span><text:span text:style-name="T135">=</text:span><text:span text:style-name="T88">"UTF-8"</text:span><text:span text:style-name="T112">?&gt;</text:span></text:p>
      <text:p text:style-name="P84"><text:span text:style-name="T111"><text:s text:c="4"/>&lt;</text:span><text:span text:style-name="T120">lindberg-configuration</text:span> <text:span text:style-name="T128">xmlns</text:span><text:span text:style-name="T14">=</text:span><text:span text:style-name="T86">"http://www.lindbergframework.org/schema"</text:span> <text:tab/><text:tab/><text:span text:style-name="T128">xmlns:xsi</text:span><text:span text:style-name="T14">=</text:span><text:span text:style-name="T86">"http://www.w3.org/2001/XMLSchema-instance"</text:span> <text:tab/><text:span text:style-name="T128">xsi:schemaLocation</text:span><text:span text:style-name="T14">=</text:span><text:span text:style-name="T86">"http://www.lindbergframework.org/schema/lindberg-config.xsd"</text:span><text:span text:style-name="T111">&gt;</text:span></text:p>
      <text:p text:style-name="P84"/>
      <text:p text:style-name="P84"><text:span text:style-name="T111"><text:s text:c="7"/>&lt;</text:span><text:span text:style-name="T120">core</text:span><text:span text:style-name="T111">&gt;</text:span></text:p>
      <text:p text:style-name="P84"><text:span text:style-name="T14"><text:s text:c="10"/></text:span><text:span text:style-name="T111">&lt;</text:span><text:span text:style-name="T120">config-property</text:span> <text:span text:style-name="T128">name</text:span><text:span text:style-name="T14">=</text:span><text:span text:style-name="T86">"lindberg.core.di-basepackage"</text:span> <text:s/><text:tab/><text:tab/><text:tab/><text:tab/><text:tab/><text:tab/><text:tab/><text:tab/><text:span text:style-name="T128">value</text:span><text:span text:style-name="T14">=</text:span><text:span text:style-name="T86">"org.lindbergframework.exemplo.*"</text:span><text:span text:style-name="T111">/&gt;</text:span></text:p>
      <text:p text:style-name="P84"><text:span text:style-name="T14"><text:s text:c="10"/></text:span><text:span text:style-name="T111">&lt;</text:span><text:span text:style-name="T120">config-property</text:span> <text:span text:style-name="T128">name</text:span><text:span text:style-name="T14">=</text:span><text:span text:style-name="T86">"lindberg.core.beanfactory"</text:span> <text:s text:c="3"/><text:tab/><text:tab/><text:tab/> <text:s text:c="22"/><text:tab/><text:tab/><text:span text:style-name="T128">value</text:span><text:span text:style-name="T14">=</text:span><text:span text:style-name="T86">"org.lindbergframework.beans.di.context.AnnotationBeanFactory"</text:span><text:span text:style-name="T111">/&gt; </text:span></text:p>
      <text:p text:style-name="P84"><text:span text:style-name="T111"><text:s text:c="7"/>&lt;/</text:span><text:span text:style-name="T120">core</text:span><text:span text:style-name="T111">&gt;</text:span></text:p>
      <text:p text:style-name="P84"/>
      <text:p text:style-name="P84"><text:span text:style-name="T111"><text:s text:c="4"/>&lt;/</text:span><text:span text:style-name="T120">lindberg-configuration</text:span><text:span text:style-name="T111">&gt;</text:span></text:p>
      <text:p text:style-name="P134"/>
      <text:p text:style-name="P39"><text:tab/>Obs.: A beanfactory está sendo definida mas lembre que esta propriedade não é requerida e <text:tab/>quando não informada a factory padrão, <text:span text:style-name="T62">AnnotationBeanFactory,</text:span> é usada automaticamente <text:tab/>pelo framework.</text:p>
      <text:p text:style-name="P39"/>
      <text:p text:style-name="P39"><text:tab/><text:span text:style-name="T3">3.3.2.1 – <text:s/>A tag </text:span><text:span text:style-name="T4">&lt;config-property&gt;</text:span></text:p>
      <text:p text:style-name="P39"><text:span text:style-name="T4"><text:tab/></text:span></text:p>
      <text:p text:style-name="P39"><text:span text:style-name="T62"><text:tab/></text:span><text:span text:style-name="T70">A tag </text:span><text:span text:style-name="T63">&lt;config-property&gt;</text:span><text:span text:style-name="T70">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9"><text:span text:style-name="T70"/></text:p>
      <text:p text:style-name="P39"><text:span text:style-name="T70"><text:tab/>Esta é uma tag basicamente de </text:span><text:span text:style-name="T63">nome </text:span><text:span text:style-name="T70">e </text:span><text:span text:style-name="T63">valor, </text:span><text:span text:style-name="T70">onde o atributo </text:span><text:span text:style-name="T63">nome</text:span><text:span text:style-name="T70"> define a chave da propriedade de configuração e o atributo </text:span><text:span text:style-name="T63">valor </text:span><text:span text:style-name="T70">define o valor que será usado na configuração para esta propriedade.</text:span></text:p>
      <text:p text:style-name="P39"><text:span text:style-name="T70"/></text:p>
      <text:p text:style-name="P39"><text:span text:style-name="T70"><text:tab/>Esta tag fornece a flexibilidade de definição de propriedades que serão setadas na objeto </text:span><text:span text:style-name="T63">valor</text:span><text:span text:style-name="T70"> desta propriedade no momento da inicialização e propriedades que serão usadas como parâmetro para um construtor específico.</text:span></text:p>
      <text:p text:style-name="P39"><text:span text:style-name="T70"/></text:p>
      <text:p text:style-name="P39"><text:span text:style-name="T70"><text:tab/>Supondo que nós tivéssemos uma propriedade de configuração de CORE cujo a chave é </text:span><text:span text:style-name="T63">exemplo</text:span><text:span text:style-name="T70"> e o valor para esta chave fosse a classe </text:span><text:span text:style-name="T63">com.aplicacao.Exemplo </text:span><text:span text:style-name="T70">e esta classe tivesse uma propriedade String chamada <text:s/></text:span><text:span text:style-name="T63">propriedade1</text:span><text:span text:style-name="T70">, então a definição dessa propriedade seria:</text:span></text:p>
      <text:p text:style-name="P39"><text:span text:style-name="T70"/></text:p>
      <text:list xml:id="list31340552" text:style-name="L10">
        <text:list-item>
          <text:p text:style-name="P125"><text:span text:style-name="T33">Definindo a inicialização simples de propriedades dentro de uma propriedade de configuração</text:span></text:p>
        </text:list-item>
      </text:list>
      <text:p text:style-name="P39"><text:span text:style-name="T70"/></text:p>
      <text:p text:style-name="P142"><text:tab/><text:span text:style-name="T115">&lt;</text:span><text:span text:style-name="T124">config-property</text:span><text:span text:style-name="T73"> </text:span><text:span text:style-name="T134">name</text:span><text:span text:style-name="T19">=</text:span><text:span text:style-name="T95">"exemplo"</text:span><text:span text:style-name="T73"> </text:span><text:span text:style-name="T134">value</text:span><text:span text:style-name="T19">=</text:span><text:span text:style-name="T95">"com.aplicacao.Exemplo"</text:span><text:span text:style-name="T115">&gt;</text:span></text:p>
      <text:p text:style-name="P139"><text:span text:style-name="T14"><text:s text:c="9"/></text:span><text:span text:style-name="T111">&lt;</text:span><text:span text:style-name="T120">property</text:span> <text:span text:style-name="T128">name</text:span><text:span text:style-name="T14">=</text:span><text:span text:style-name="T86">"propriedade1"</text:span> <text:span text:style-name="T128">value</text:span><text:span text:style-name="T14">=</text:span><text:span text:style-name="T86">"valor da propriedade1"</text:span> <text:span text:style-name="T111">/&gt;</text:span></text:p>
      <text:p text:style-name="P139"><text:span text:style-name="T14"><text:s text:c="6"/></text:span><text:span text:style-name="T111">&lt;/</text:span><text:span text:style-name="T120">config-property</text:span><text:span text:style-name="T111">&gt;</text:span></text:p>
      <text:p text:style-name="P139"><text:span text:style-name="T30"/></text:p>
      <text:p text:style-name="P139"><text:span text:style-name="T30"><text:tab/>Observe que foi usada uma nova tag dentro da tag </text:span><text:span text:style-name="T34">&lt;config-property&gt;</text:span><text:span text:style-name="T30">. Ela serve para definir propriedades de inicialização e parâmetros de construtor de propriedades de configuração. A tag </text:span><text:span text:style-name="T34">&lt;property&gt;</text:span><text:span text:style-name="T30"> pode ser usada o número ilimitado de vezes dentro da tag </text:span><text:span text:style-name="T34">&lt;config-property&gt;</text:span><text:span text:style-name="T30"> de acordo com a necessidade. Neste caso a utilizamos uma única vez, para definir o </text:span><text:span text:style-name="T34">set</text:span><text:span text:style-name="T30"> da String '</text:span><text:span text:style-name="T34">valor da propriedade1' </text:span><text:span text:style-name="T30">na propriedade de nome </text:span><text:span text:style-name="T34">propriedade1 </text:span><text:span text:style-name="T30">na instância do objeto do tipo </text:span><text:span text:style-name="T34">com.aplicacao.Exemplo</text:span><text:span text:style-name="T30"> para a chave de </text:span><text:soft-page-break/><text:span text:style-name="T30">configuração </text:span><text:span text:style-name="T34">Exemplo. </text:span><text:span text:style-name="T30">A propriedade </text:span><text:span text:style-name="T34">propriedade1 </text:span><text:span text:style-name="T30">será setada no momento da criação do objeto <text:s text:c="2"/></text:span><text:span text:style-name="T34">com.aplicacao.Exemplo. </text:span><text:span text:style-name="T30">Se tivéssemos uma </text:span><text:span text:style-name="T34">propriedade2, </text:span><text:span text:style-name="T30">bastaria declarar uma outra tag </text:span><text:span text:style-name="T34">&lt;property&gt;</text:span><text:span text:style-name="T30"> dentro de </text:span><text:span text:style-name="T34">&lt;config-property&gt;</text:span><text:span text:style-name="T30"> da mesma forma que a </text:span><text:span text:style-name="T34">propriedade1.</text:span></text:p>
      <text:p text:style-name="P139"><text:span text:style-name="T34"/></text:p>
      <text:list xml:id="list31339830" text:style-name="L11">
        <text:list-item>
          <text:p text:style-name="P156"><text:span text:style-name="T33">Definindo a inicialização de propriedades do tipo List ou Array dentro de uma propriedade de configuração</text:span></text:p>
        </text:list-item>
      </text:list>
      <text:p text:style-name="P139"><text:span text:style-name="T34"/></text:p>
      <text:p text:style-name="P139"><text:span text:style-name="T34"><text:tab/></text:span><text:span text:style-name="T30">Suponha agora que tivéssemos então as </text:span><text:span text:style-name="T34">propriedade2 </text:span><text:span text:style-name="T30">e </text:span><text:span text:style-name="T34">propriedade3 </text:span><text:span text:style-name="T30">e estas fossem respectivamente uma </text:span><text:span text:style-name="T34">List </text:span><text:span text:style-name="T30">e um </text:span><text:span text:style-name="T34">Array</text:span><text:span text:style-name="T30"> e ambas de String. Esta tag fornece a flexibilidade de inicialização de listas e arrays de Strings diretamente pelo XML de configuração. Abaixo é mostrado como ficaria a tag </text:span><text:span text:style-name="T34">&lt;config-property&gt; </text:span><text:span text:style-name="T30">com a inicialização destas duas propriedades.</text:span></text:p>
      <text:p text:style-name="P139"><text:span text:style-name="T30"/></text:p>
      <text:p text:style-name="P139"><text:span text:style-name="T30"><text:s text:c="7"/></text:span><text:span text:style-name="T118">&lt;</text:span><text:span text:style-name="T127">config-property</text:span><text:span text:style-name="T52"> </text:span><text:span text:style-name="T132">name</text:span><text:span text:style-name="T52">=</text:span><text:span text:style-name="T87">"exemplo"</text:span><text:span text:style-name="T52"> </text:span><text:span text:style-name="T132">value</text:span><text:span text:style-name="T52">=</text:span><text:span text:style-name="T87">"com.aplicacao.Exemplo"</text:span><text:span text:style-name="T118">&gt;</text:span></text:p>
      <text:p text:style-name="P139"><text:span text:style-name="T14"><text:s text:c="6"/></text:span><text:span text:style-name="T111">&lt;</text:span><text:span text:style-name="T120">property</text:span> <text:span text:style-name="T128">name</text:span><text:span text:style-name="T14">=</text:span><text:span text:style-name="T86">"propriedade1"</text:span> <text:span text:style-name="T128">value</text:span><text:span text:style-name="T14">=</text:span><text:span text:style-name="T86">"valor da propriedade1"</text:span> <text:span text:style-name="T111">/&gt;</text:span></text:p>
      <text:p text:style-name="P139"><text:span text:style-name="T14"><text:s text:c="6"/></text:span><text:span text:style-name="T111">&lt;</text:span><text:span text:style-name="T120">property</text:span> <text:span text:style-name="T128">name</text:span><text:span text:style-name="T14">=</text:span><text:span text:style-name="T86">"propriedade2"</text:span><text:span text:style-name="T111">&gt;</text:span></text:p>
      <text:p text:style-name="P139"><text:span text:style-name="T14"><text:s text:c="9"/></text:span><text:span text:style-name="T111">&lt;</text:span><text:span text:style-name="T120">list</text:span><text:span text:style-name="T111">&gt;</text:span></text:p>
      <text:p text:style-name="P133"><text:s text:c="12"/><text:span text:style-name="T149">exemplo</text:span> list string 1;</text:p>
      <text:p text:style-name="P133"><text:s text:c="12"/><text:span text:style-name="T149">exemplo</text:span> list string 2;</text:p>
      <text:p text:style-name="P133"><text:s text:c="12"/><text:span text:style-name="T149">exemplo</text:span> list string 3;</text:p>
      <text:p text:style-name="P133"><text:s text:c="12"/><text:span text:style-name="T149">exemplo</text:span> list string N;</text:p>
      <text:p text:style-name="P139"><text:span text:style-name="T14"><text:s text:c="9"/></text:span><text:span text:style-name="T111">&lt;/</text:span><text:span text:style-name="T120">list</text:span><text:span text:style-name="T111">&gt;</text:span></text:p>
      <text:p text:style-name="P139"><text:span text:style-name="T14"><text:s text:c="6"/></text:span><text:span text:style-name="T111">&lt;/</text:span><text:span text:style-name="T120">property</text:span><text:span text:style-name="T111">&gt;</text:span></text:p>
      <text:p text:style-name="P139"><text:span text:style-name="T14"><text:s text:c="6"/></text:span><text:span text:style-name="T111">&lt;</text:span><text:span text:style-name="T120">property</text:span> <text:span text:style-name="T128">name</text:span><text:span text:style-name="T14">=</text:span><text:span text:style-name="T86">"propriedade3"</text:span><text:span text:style-name="T111">&gt;</text:span></text:p>
      <text:p text:style-name="P139"><text:span text:style-name="T14"><text:s text:c="9"/></text:span><text:span text:style-name="T111">&lt;</text:span><text:span text:style-name="T120">array</text:span><text:span text:style-name="T111">&gt;</text:span></text:p>
      <text:p text:style-name="P133"><text:s text:c="12"/><text:span text:style-name="T149">exemplo</text:span> array string 1;</text:p>
      <text:p text:style-name="P133"><text:s text:c="12"/><text:span text:style-name="T149">exemplo</text:span> array string 2;</text:p>
      <text:p text:style-name="P133"><text:s text:c="12"/><text:span text:style-name="T149">exemplo</text:span> array string 3;</text:p>
      <text:p text:style-name="P133"><text:s text:c="12"/><text:span text:style-name="T149">exemplo</text:span> array string N;</text:p>
      <text:p text:style-name="P139"><text:span text:style-name="T14"><text:s text:c="9"/></text:span><text:span text:style-name="T111">&lt;/</text:span><text:span text:style-name="T120">array</text:span><text:span text:style-name="T111">&gt;</text:span></text:p>
      <text:p text:style-name="P139"><text:span text:style-name="T14"><text:s text:c="6"/></text:span><text:span text:style-name="T111">&lt;/</text:span><text:span text:style-name="T120">property</text:span><text:span text:style-name="T111">&gt;</text:span></text:p>
      <text:p text:style-name="P139"><text:span text:style-name="T14"><text:s text:c="3"/></text:span><text:span text:style-name="T111">&lt;/</text:span><text:span text:style-name="T120">config-property</text:span><text:span text:style-name="T111">&gt;</text:span></text:p>
      <text:p text:style-name="P139"><text:span text:style-name="T111"/></text:p>
      <text:p text:style-name="P139"><text:span text:style-name="T111"><text:tab/></text:span><text:span text:style-name="T30">No trecho acima agora definimos duas novas propriedades </text:span><text:span text:style-name="T34">propriedade2 </text:span><text:span text:style-name="T30">e </text:span><text:span text:style-name="T34">propriedade3. </text:span><text:span text:style-name="T30">A primeira é uma </text:span><text:span text:style-name="T34">List </text:span><text:span text:style-name="T30">e a segunda um </text:span><text:span text:style-name="T34">Array.</text:span><text:span text:style-name="T30"> Observe que agora temos duas novas tags para serem usadas dentro da tag </text:span><text:span text:style-name="T34">&lt;property&gt;, </text:span><text:span text:style-name="T30">as tags </text:span><text:span text:style-name="T34">&lt;list&gt; </text:span><text:span text:style-name="T30">e </text:span><text:span text:style-name="T34">&lt;array&gt;.</text:span><text:span text:style-name="T30"> A primeira define uma lista e a segunda um array, ambos de Strings. Os valores de cada uma dessas tags são definidos com o conteúdo entre a tag de abertura e fechamento onde cada elemento da </text:span><text:span text:style-name="T34">List</text:span><text:span text:style-name="T30"> ou </text:span><text:span text:style-name="T34">Array</text:span><text:span text:style-name="T30"> é separado por um carácter </text:span><text:span text:style-name="T34">';'</text:span><text:span text:style-name="T30">. Dentro da tag </text:span><text:span text:style-name="T34">&lt;property&gt;</text:span><text:span text:style-name="T30"> se tem a flexibilidade de usar qualquer um dos dois tipos sendo que nunca os dois ao mesmo tempo dentro da mesma </text:span><text:span text:style-name="T34">&lt;property&gt;.</text:span></text:p>
      <text:p text:style-name="P139"><text:span text:style-name="T34"/></text:p>
      <text:list xml:id="list31363751" text:style-name="L12">
        <text:list-item>
          <text:p text:style-name="P157"><text:span text:style-name="T33">Inicialização propriedades de configuração usando um construtor específico</text:span></text:p>
        </text:list-item>
      </text:list>
      <text:p text:style-name="P139"><text:span text:style-name="T34"/></text:p>
      <text:p text:style-name="P139"><text:span text:style-name="T34"><text:tab/></text:span><text:span text:style-name="T30">Agora suponhamos que a nossa classe </text:span><text:span text:style-name="T34">Exemplo</text:span><text:span text:style-name="T30"> tenha um construtor que recebe uma String e uma coleção de Strings e queiramos usar este construtor para a criação do objeto </text:span><text:span text:style-name="T34">Exemplo </text:span><text:span text:style-name="T30">transformando a nossa definição da </text:span><text:span text:style-name="T34">propriedade1</text:span><text:span text:style-name="T30"> e </text:span><text:span text:style-name="T34">propriedade2</text:span><text:span text:style-name="T30"> em parâmetros para o construtor. Suponha também que <text:s/>ainda assim queiramos setar a propriedade </text:span><text:span text:style-name="T34">propriedade3</text:span><text:span text:style-name="T30"> da mesma forma que o exemplo anterior. A nossa nova definição da tag </text:span><text:span text:style-name="T34">&lt;config-property&gt;</text:span><text:span text:style-name="T30"> ficaria da seguinte forma:</text:span></text:p>
      <text:p text:style-name="P139"><text:span text:style-name="T30"/></text:p>
      <text:p text:style-name="P139"><text:span text:style-name="T30"/></text:p>
      <text:p text:style-name="P139"><text:span text:style-name="T30"/></text:p>
      <text:p text:style-name="P139"><text:span text:style-name="T30"/></text:p>
      <text:p text:style-name="P139"><text:span text:style-name="T30"/></text:p>
      <text:p text:style-name="P139"><text:span text:style-name="T30"/></text:p>
      <text:p text:style-name="P139"><text:soft-page-break/><text:span text:style-name="T30"><text:s text:c="6"/></text:span><text:span text:style-name="T118">&lt;</text:span><text:span text:style-name="T127">config-property</text:span><text:span text:style-name="T52"> </text:span><text:span text:style-name="T132">name</text:span><text:span text:style-name="T52">=</text:span><text:span text:style-name="T87">"exemplo"</text:span><text:span text:style-name="T52"> </text:span><text:span text:style-name="T132">value</text:span><text:span text:style-name="T52">=</text:span><text:span text:style-name="T87">"com.aplicacao.Exemplo"</text:span><text:span text:style-name="T118">&gt;</text:span></text:p>
      <text:p text:style-name="P139"><text:span text:style-name="T14"><text:s text:c="6"/></text:span><text:span text:style-name="T111">&lt;</text:span><text:span text:style-name="T120">property</text:span> <text:span text:style-name="T128">value</text:span><text:span text:style-name="T14">=</text:span><text:span text:style-name="T86">"valor da propriedade1"</text:span> <text:span text:style-name="T128">constructor-arg</text:span><text:span text:style-name="T14">=</text:span><text:span text:style-name="T86">"true"</text:span> <text:span text:style-name="T111">/&gt;</text:span></text:p>
      <text:p text:style-name="P139"><text:span text:style-name="T14"><text:s text:c="6"/></text:span><text:span text:style-name="T111">&lt;</text:span><text:span text:style-name="T120">property</text:span> <text:span text:style-name="T128">constructor-arg</text:span><text:span text:style-name="T14">=</text:span><text:span text:style-name="T86">"true"</text:span><text:span text:style-name="T111">&gt;</text:span></text:p>
      <text:p text:style-name="P139"><text:span text:style-name="T14"><text:s text:c="9"/></text:span><text:span text:style-name="T111">&lt;</text:span><text:span text:style-name="T120">list</text:span><text:span text:style-name="T111">&gt;</text:span></text:p>
      <text:p text:style-name="P133"><text:s text:c="12"/><text:span text:style-name="T149">exemplo</text:span> list string 1;</text:p>
      <text:p text:style-name="P133"><text:s text:c="12"/><text:span text:style-name="T149">exemplo</text:span> list string 2;</text:p>
      <text:p text:style-name="P133"><text:s text:c="12"/><text:span text:style-name="T149">exemplo</text:span> list string 3;</text:p>
      <text:p text:style-name="P133"><text:s text:c="12"/><text:span text:style-name="T149">exemplo</text:span> list string N;</text:p>
      <text:p text:style-name="P139"><text:span text:style-name="T14"><text:s text:c="9"/></text:span><text:span text:style-name="T111">&lt;/</text:span><text:span text:style-name="T120">list</text:span><text:span text:style-name="T111">&gt;</text:span></text:p>
      <text:p text:style-name="P139"><text:span text:style-name="T14"><text:s text:c="6"/></text:span><text:span text:style-name="T111">&lt;/</text:span><text:span text:style-name="T120">property</text:span><text:span text:style-name="T111">&gt;</text:span></text:p>
      <text:p text:style-name="P139"><text:span text:style-name="T14"><text:s text:c="6"/></text:span><text:span text:style-name="T111">&lt;</text:span><text:span text:style-name="T120">property</text:span> <text:span text:style-name="T128">name</text:span><text:span text:style-name="T14">=</text:span><text:span text:style-name="T86">"propriedade3"</text:span><text:span text:style-name="T111">&gt;</text:span></text:p>
      <text:p text:style-name="P139"><text:span text:style-name="T14"><text:s text:c="9"/></text:span><text:span text:style-name="T111">&lt;</text:span><text:span text:style-name="T120">array</text:span><text:span text:style-name="T111">&gt;</text:span></text:p>
      <text:p text:style-name="P133"><text:s text:c="12"/><text:span text:style-name="T149">exemplo</text:span> list string 1;</text:p>
      <text:p text:style-name="P133"><text:s text:c="12"/><text:span text:style-name="T149">exemplo</text:span> list string 2;</text:p>
      <text:p text:style-name="P133"><text:s text:c="12"/><text:span text:style-name="T149">exemplo</text:span> list string 3;</text:p>
      <text:p text:style-name="P133"><text:s text:c="12"/><text:span text:style-name="T149">exemplo</text:span> list string N;</text:p>
      <text:p text:style-name="P139"><text:span text:style-name="T14"><text:s text:c="9"/></text:span><text:span text:style-name="T111">&lt;/</text:span><text:span text:style-name="T120">array</text:span><text:span text:style-name="T111">&gt;</text:span></text:p>
      <text:p text:style-name="P139"><text:span text:style-name="T14"><text:s text:c="6"/></text:span><text:span text:style-name="T111">&lt;/</text:span><text:span text:style-name="T120">property</text:span><text:span text:style-name="T111">&gt;</text:span></text:p>
      <text:p text:style-name="P139"><text:span text:style-name="T14"><text:s text:c="3"/></text:span><text:span text:style-name="T111">&lt;/</text:span><text:span text:style-name="T120">config-property</text:span><text:span text:style-name="T111">&gt;</text:span></text:p>
      <text:p text:style-name="P139"><text:span text:style-name="T30"/></text:p>
      <text:p text:style-name="P139"><text:span text:style-name="T30"><text:tab/>Observe que o que mudou neste exemplo foi que a tag que definiam as propriedades </text:span><text:span text:style-name="T34">propriedade1 </text:span><text:span text:style-name="T30">e </text:span><text:span text:style-name="T34">propriedade2</text:span><text:span text:style-name="T30"> agora não tem mais definidos seus atributos </text:span><text:span text:style-name="T34">nome, </text:span><text:span text:style-name="T30">pois agora são parâmetros de construtor e agora ao invés disto estas tags tem a propriedade </text:span><text:span text:style-name="T34">constructor-arg</text:span><text:span text:style-name="T30"> definido para </text:span><text:span text:style-name="T34">'true'</text:span><text:span text:style-name="T30">, indicando que estes serão atributos de construtor. Então o construtor que o framework buscaria para criar a instancia de </text:span><text:span text:style-name="T34">Exemplo </text:span><text:span text:style-name="T30">seria:</text:span></text:p>
      <text:p text:style-name="P139"><text:span text:style-name="T30"/></text:p>
      <text:p text:style-name="P139"><text:span text:style-name="T30"><text:tab/>public Exemplo(String,List&lt;String&gt;)</text:span></text:p>
      <text:p text:style-name="P139"><text:span text:style-name="T30"/></text:p>
      <text:p text:style-name="P139"><text:span text:style-name="T30"><text:tab/>Após a chamada a este construtor e a criação da instancia, a propriedade </text:span><text:span text:style-name="T34">propriedade3</text:span><text:span text:style-name="T30"> seria setada com o </text:span><text:span text:style-name="T34">Array de String </text:span><text:span text:style-name="T30">definido.</text:span></text:p>
      <text:p text:style-name="P139"><text:span text:style-name="T30"><text:tab/></text:span></text:p>
      <text:p text:style-name="P141"><text:span text:style-name="T49"><text:tab/>3.3.2.2 – <text:s/>Inicializando </text:span><text:span text:style-name="T50">CoreContext</text:span><text:span text:style-name="T49"> usando configuração XML</text:span></text:p>
      <text:p text:style-name="P39"/>
      <text:p text:style-name="P85"><text:span text:style-name="T30"><text:s/><text:tab/>Abaixo é mostrado o mesmo processo de configuração do </text:span><text:span text:style-name="T34">CORE</text:span><text:span text:style-name="T30"> só que usando o XML. Para este exemplo vamos considerar que o XML acima esteja no pacote </text:span><text:span text:style-name="T34">org.lindbergframework.configuracao </text:span><text:span text:style-name="T30">e que o nome do XML é </text:span><text:span text:style-name="T34">lindberg-config.xml </text:span><text:span text:style-name="T30">seguindo o nome do schema.</text:span></text:p>
      <text:p text:style-name="P35"/>
      <text:p text:style-name="P72">XmlCoreConfiguration coreConfiguration = </text:p>
      <text:p text:style-name="P85"><text:span text:style-name="T52"><text:s text:c="11"/></text:span><text:span text:style-name="T109">new</text:span><text:span text:style-name="T52"> ClassPathXmlCoreConfiguration(</text:span><text:span text:style-name="T89">"org/lindbergframework/configuracao/lindberg-config.xml"</text:span><text:span text:style-name="T52">);</text:span></text:p>
      <text:p text:style-name="P84"><text:span text:style-name="T14">CoreContext.</text:span><text:span text:style-name="T57">getInstance</text:span><text:span text:style-name="T14">().loadConfiguration(coreConfiguration);</text:span></text:p>
      <text:p text:style-name="P71"/>
      <text:p text:style-name="P35"><text:tab/>Os dois exemplos resultarão na seguinte saída no console informando o status de configuração do framework:</text:p>
      <text:p text:style-name="P35"/>
      <text:p text:style-name="P89"><text:tab/>INFO: Initializing Lindberg Core Context</text:p>
      <text:p text:style-name="P89"><text:tab/>INFO: Lindberg Core Context initialized</text:p>
      <text:p text:style-name="P89"/>
      <text:p text:style-name="P82"><text:span text:style-name="T137"><text:tab/></text:span><text:span text:style-name="T30">Neste último exemplo observe que foi utilizada a classe </text:span><text:span text:style-name="T40">ClassPathXmlCoreConfiguration</text:span><text:span text:style-name="T30"> para criar a configuração. Essa classe é uma extensão natural de </text:span><text:span text:style-name="T34">XmlCoreConfiguration</text:span><text:span text:style-name="T30"> para trabalhar com um arquivo de configuração que está dentro do class path do projeto. Os dois exemplos mostrados ao final configuram o framework a partir de:</text:span></text:p>
      <text:p text:style-name="P35"/>
      <text:p text:style-name="P83"><text:span text:style-name="T52">CoreContext.</text:span><text:span text:style-name="T56">getInstance</text:span><text:span text:style-name="T52">().loadConfiguration(coreConfiguration);</text:span></text:p>
      <text:p text:style-name="P83"><text:span text:style-name="T22"/></text:p>
      <text:p text:style-name="P69"/>
      <text:p text:style-name="P83"><text:soft-page-break/><text:span text:style-name="T22"><text:s text:c="6"/></text:span><text:span text:style-name="T30">A partir daí o core do framework está configurado e podemos por exemplo obter uma instância de um bean a partir da fábrica. Supondo que no pacote </text:span><text:span text:style-name="T34">org.lindbergframework.exemplo.beans </text:span><text:span text:style-name="T30">tenha um bean cujo ID seja “</text:span><text:span text:style-name="T34">pessoaDAO”</text:span><text:span text:style-name="T30"> então podemos obter uma instância desse bean chamando a BeanFactory como demonstrado a seguir, isso só pode ser feito após claro a devida configuração do CORE.</text:span></text:p>
      <text:p text:style-name="P35"/>
      <text:p text:style-name="P86"><text:span text:style-name="T52">IPessoaDAO</text:span><text:span text:style-name="T52"> pessoaDAO = CoreContext.</text:span><text:span text:style-name="T56">getInstance</text:span><text:span text:style-name="T52">().getBeanFactory().</text:span><text:span text:style-name="T52">getBean</text:span><text:span text:style-name="T52">(</text:span><text:span text:style-name="T89">"pessoaDAO"</text:span><text:span text:style-name="T52">);</text:span></text:p>
      <text:p text:style-name="P72"/>
      <text:p text:style-name="P85"><text:span text:style-name="T52"><text:tab/></text:span><text:span text:style-name="T30">Todo o funcionamento do mecanismo de injeção de dependência será detalhado mais a frente. Aqui foi demonstrado apenas como exemplo do uso da configuração na prática.</text:span></text:p>
      <text:p text:style-name="P35"/>
      <text:p text:style-name="P85"><text:span text:style-name="T48"><text:tab/></text:span><text:span text:style-name="T49">3.3.2.3 – <text:s/>Uso do carácter '#' no XML para definir métodos getters estáticos e <text:tab/>propriedades estáticas</text:span></text:p>
      <text:p text:style-name="P132"/>
      <text:p text:style-name="P85"><text:span text:style-name="T48"><text:tab/></text:span><text:span text:style-name="T30">Imagine que você quer por algum motivo que o framework chame um método </text:span><text:span text:style-name="T34">'get'</text:span><text:span text:style-name="T30"> seu para obter a </text:span><text:span text:style-name="T30">instância da implementação de </text:span><text:span text:style-name="T34">BeanFactory</text:span><text:span text:style-name="T30"> a ser usada, imagine que você queira isso pois por algum motivo você precise fazer algum processamento nesse método </text:span><text:span text:style-name="T34">'get' </text:span><text:span text:style-name="T30">para efetuar alguma customização, registro de log, enfim. Ou imagine ainda que por algum motivo você quer que a String com pacote base, onde o framework encontrará os beans que farão parte do contexto de </text:span><text:span text:style-name="T34">'inversão de controle'</text:span><text:span text:style-name="T3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85"><text:span text:style-name="T30"><text:tab/>Para estes casos o framework provê o recurso de usar o carácter coringa </text:span><text:span text:style-name="T34">'#'</text:span><text:span text:style-name="T30">. O uso desse carácter antes da definição de um valor de uma propriedade no arquivo XML de configuração informa que o valor real daquela propriedade será obtido através da chamada ao método </text:span><text:span text:style-name="T34">'get' </text:span><text:span text:style-name="T30">estático e público ou da constante também estática e pública definidos na String ao qual o carácter </text:span><text:span text:style-name="T34">'#'</text:span><text:span text:style-name="T30"> é fixado.</text:span></text:p>
      <text:p text:style-name="P35"/>
      <text:p text:style-name="P85"><text:span text:style-name="T30"><text:tab/></text:span><text:span text:style-name="T32">Isso só é possível para propriedades e métodos que são estáticos e públicos e nos casos do <text:tab/>método que seja um método seguindo o padrão de nomenclatura de métodos </text:span><text:span text:style-name="T37">getter, </text:span><text:span text:style-name="T32">não sendo <text:tab/>para este último caso necessário preceder o nome do método no XML com 'get' pois o <text:tab/>framework já busca o método adequado baseado no padrão de nomenclatura. </text:span></text:p>
      <text:p text:style-name="P35"/>
      <text:p text:style-name="P85"><text:span text:style-name="T30"><text:tab/>Por exemplo, se quiséssemos que as duas propriedades mostradas anteriormente para o </text:span><text:span text:style-name="T34">CORE</text:span><text:span text:style-name="T30"> fossem obtidas agora da seguinte forma:</text:span></text:p>
      <text:p text:style-name="P35"/>
      <text:p text:style-name="P85"><text:span text:style-name="T30"><text:tab/>- </text:span><text:span text:style-name="T34">di-basepackage: </text:span><text:span text:style-name="T30">A partir de uma constante estática e pública chamada </text:span><text:span text:style-name="T34">BASEPACKAGE</text:span><text:span text:style-name="T30"> na classe <text:tab/></text:span><text:span text:style-name="T34">com.soft.MyConstants</text:span><text:span text:style-name="T30">;</text:span></text:p>
      <text:p text:style-name="P85"><text:span text:style-name="T30"><text:tab/>- </text:span><text:span text:style-name="T34">BeanFactory: </text:span><text:span text:style-name="T30">A partir de um método getter público e estático chamado </text:span><text:span text:style-name="T34">getMyBeanFactory</text:span><text:span text:style-name="T30"> na <text:tab/>classe </text:span><text:span text:style-name="T34">com.soft.MyFactoryConfiguration</text:span><text:span text:style-name="T30">.</text:span></text:p>
      <text:p text:style-name="P35"/>
      <text:p text:style-name="P35"><text:tab/>Então a nova configuração seria:</text:p>
      <text:p text:style-name="P35"/>
      <text:p text:style-name="P85"><text:span text:style-name="T30"><text:tab/></text:span><text:span text:style-name="T118">&lt;</text:span><text:span text:style-name="T127">core</text:span><text:span text:style-name="T118">&gt;</text:span></text:p>
      <text:p text:style-name="P84"><text:span text:style-name="T14"><text:s text:c="10"/></text:span><text:span text:style-name="T111">&lt;</text:span><text:span text:style-name="T120">config-property</text:span> <text:span text:style-name="T128">name</text:span><text:span text:style-name="T14">=</text:span><text:span text:style-name="T86">"lindberg.core.di-basepackage"</text:span> <text:s/><text:tab/><text:tab/><text:tab/><text:tab/><text:tab/><text:tab/><text:tab/><text:tab/><text:span text:style-name="T128">value</text:span><text:span text:style-name="T14">=</text:span><text:span text:style-name="T86">"#com.soft.MyConstants.BASEPACKAGE"</text:span><text:span text:style-name="T111">/&gt;</text:span></text:p>
      <text:p text:style-name="P84"><text:span text:style-name="T14"><text:s text:c="10"/></text:span><text:span text:style-name="T111">&lt;</text:span><text:span text:style-name="T120">config-property</text:span> <text:span text:style-name="T128">name</text:span><text:span text:style-name="T14">=</text:span><text:span text:style-name="T86">"lindberg.core.beanfactory"</text:span> <text:s text:c="3"/><text:tab/><text:tab/><text:tab/> <text:s text:c="22"/><text:tab/><text:tab/><text:span text:style-name="T128">value</text:span><text:span text:style-name="T14">=</text:span><text:span text:style-name="T86">"#com.soft.MyFactoryConfiguration.myBeanFactory"</text:span><text:span text:style-name="T111">/&gt; </text:span></text:p>
      <text:p text:style-name="P85"><text:span text:style-name="T119"><text:tab/></text:span><text:span text:style-name="T113">&lt;/</text:span><text:span text:style-name="T122">core</text:span><text:span text:style-name="T113">&gt;</text:span></text:p>
      <text:p text:style-name="P135"/>
      <text:p text:style-name="P85"><text:span text:style-name="T113"><text:tab/></text:span><text:span text:style-name="T30">Observe que agora os valores das propriedades estão precedidos do carácter </text:span><text:span text:style-name="T34">'#'. </text:span><text:span text:style-name="T30">Observe que o valor </text:span><text:soft-page-break/><text:span text:style-name="T30">da propriedade </text:span><text:span text:style-name="T34">beanFactory,</text:span><text:span text:style-name="T30"> que aponta para um método '</text:span><text:span text:style-name="T34">get'</text:span><text:span text:style-name="T30">, não contém o prefixo 'get' ou seja o nome completo do método </text:span><text:span text:style-name="T34">'getMyBeanFactory'</text:span><text:span text:style-name="T30"> e sim apenas </text:span><text:span text:style-name="T34">'myBeanFactory'. </text:span><text:span text:style-name="T30">Isso pode ser feito pois o framework por padrão vai buscar o método </text:span><text:span text:style-name="T34">'get'</text:span><text:span text:style-name="T30">, seguindo os padões de nomenclatura, fazendo </text:span><text:span text:style-name="T34">'get'</text:span><text:span text:style-name="T30"> + </text:span><text:span text:style-name="T34">'MyBeanFactory'</text:span><text:span text:style-name="T30"> e invoca o método </text:span><text:span text:style-name="T34">'getMyBeanFactory'.</text:span><text:span text:style-name="T30"> Da mesma forma caso deseje informar diretamente o nome do método o framework percebe e o invoca da mesma forma. Seguindo este pensamento a definição da propriedade </text:span><text:span text:style-name="T34">beanFactory</text:span><text:span text:style-name="T30"> poderia ser feita sem nenhuma mudança no processamento da seguinte forma:</text:span></text:p>
      <text:p text:style-name="P35"/>
      <text:p text:style-name="P84"><text:span text:style-name="T52"><text:s text:c="10"/></text:span><text:span text:style-name="T118">&lt;</text:span><text:span text:style-name="T127">config-property</text:span><text:span text:style-name="T52"> </text:span><text:span text:style-name="T132">name</text:span><text:span text:style-name="T52">=</text:span><text:span text:style-name="T87">"lindberg.core.beanfactory"</text:span><text:span text:style-name="T52"> <text:s text:c="3"/><text:tab/><text:tab/><text:tab/> <text:s text:c="22"/><text:tab/><text:tab/></text:span><text:span text:style-name="T132">value</text:span><text:span text:style-name="T52">=</text:span><text:span text:style-name="T87">"#com.soft.MyFactoryConfiguration.getMyBeanFactory"</text:span><text:span text:style-name="T118">/&gt; </text:span></text:p>
      <text:p text:style-name="P35"/>
      <text:p text:style-name="P85"><text:span text:style-name="T30"><text:tab/>Agora informamos diretamente o nome completo do método </text:span><text:span text:style-name="T34">getMyBeanFactory</text:span><text:span text:style-name="T30">. O framework vai detectar que isso foi feito e não fará nenhuma conversão de nomenclatura, invocando diretamente o método informando.</text:span></text:p>
      <text:p text:style-name="P85"><text:span text:style-name="T30"><text:tab/></text:span><text:span text:style-name="T32">Apenas métodos e propriedades ambos públicos e estáticos podem ser usados com '</text:span><text:span text:style-name="T37">#'.</text:span></text:p>
      <text:p text:style-name="P54"><text:tab/><text:tab/>3.3.3 – <text:s/>Configurando em aplicações WEB</text:p>
      <text:p text:style-name="P52"/>
      <text:p text:style-name="P80"><text:span text:style-name="T52"><text:tab/><text:tab/>Até agora para configurar o framework, através de seu módulo principal, o CORE, seja programaticamente, via XML, ou qualquer outra implementação seja em nosso código seja a partir de um método </text:span><text:span text:style-name="T56">main, </text:span><text:span text:style-name="T52">seja a partir de uma classe que recebe essa responsabilidade ou qualquer outra estrutura temos que chamar sempre </text:span><text:span text:style-name="T26">CoreContext.</text:span><text:span text:style-name="T27">getInstance</text:span><text:span text:style-name="T26">().loadConfiguration(coreConfiguration); </text:span><text:span text:style-name="T52">para configurar e inicializar o framework. Em uma aplicação WEB é comum que um framework forneça recursos para que a configuração seja feita de forma automática, sem precisar de nada programaticamente.</text:span></text:p>
      <text:p text:style-name="P80"><text:span text:style-name="T52"><text:tab/><text:tab/>Este recurso também é provido pelo lindbergframework através de um </text:span><text:span text:style-name="T56">ServletContextListener </text:span><text:span text:style-name="T52">e da definição de alguns </text:span><text:span text:style-name="T56">&lt;context-param&gt;</text:span><text:span text:style-name="T52"> no </text:span><text:span text:style-name="T56">Deployment Descriptor </text:span><text:span text:style-name="T52">(web.xml)</text:span><text:span text:style-name="T56"> </text:span><text:span text:style-name="T52">da aplicação. A partir daí quando o servidor for inicializado e a aplicação publicada o lindbergframework será automaticamente configurado baseado nas configurações passadas. </text:span></text:p>
      <text:p text:style-name="P34"/>
      <text:p text:style-name="P80"><text:span text:style-name="T52"><text:tab/><text:tab/>Essa configuração é muito simples. Baseia-se em declarar no </text:span><text:span text:style-name="T56">web.xml</text:span><text:span text:style-name="T52"> da aplicação o </text:span><text:span text:style-name="T56">ServletContextListener</text:span><text:span text:style-name="T52"> provido pelo lindbergframework para tal e definir os parâmetros (</text:span><text:span text:style-name="T56">&lt;context-param&gt;</text:span><text:span text:style-name="T52">)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56">WebCoreConfiguration</text:span><text:span text:style-name="T52">.</text:span></text:p>
      <text:p text:style-name="P34"/>
      <text:p text:style-name="P80"><text:span text:style-name="T52"><text:tab/><text:tab/>O lindbergframework já fornece uma implementação de </text:span><text:span text:style-name="T56">WebCoreConfiguration</text:span><text:span text:style-name="T52"> para configurações a partir de XML onde este arquivo esteja dentro do classpath do projeto: </text:span><text:span text:style-name="T56">WebClassPathXmlCoreConfiguration.</text:span></text:p>
      <text:p text:style-name="P44"/>
      <text:p text:style-name="P80"><text:span text:style-name="T56"><text:tab/><text:tab/></text:span><text:span text:style-name="T52">Abaixo é descrito um exemplo do que precisaria ser adicionado ao nosso </text:span><text:span text:style-name="T56">web.xml</text:span><text:span text:style-name="T52"> se fossemos usar o mesmo arquivo de configuração que usamos nos exemplos anteriores só que agora em um projeto WEB para configurar o framework de forma automática:</text:span></text:p>
      <text:p text:style-name="P34"/>
      <text:p text:style-name="P81"><text:span text:style-name="T52"><text:tab/> </text:span><text:span text:style-name="T113">&lt;</text:span><text:span text:style-name="T122">context-param</text:span><text:span text:style-name="T113">&gt;</text:span></text:p>
      <text:p text:style-name="P84"><text:span text:style-name="T14"><text:tab/></text:span><text:span text:style-name="T111">&lt;</text:span><text:span text:style-name="T120">param-name</text:span><text:span text:style-name="T111">&gt;</text:span><text:span text:style-name="T14">lindbergConfigLocation</text:span><text:span text:style-name="T111">&lt;/</text:span><text:span text:style-name="T120">param-name</text:span><text:span text:style-name="T111">&gt;</text:span></text:p>
      <text:p text:style-name="P84"><text:span text:style-name="T14"><text:tab/></text:span><text:span text:style-name="T111">&lt;</text:span><text:span text:style-name="T120">param-value</text:span><text:span text:style-name="T111">&gt;</text:span><text:span text:style-name="T52">org/lindbergframework/configuracao/lindberg-config.xml</text:span><text:span text:style-name="T111">&lt;/</text:span><text:span text:style-name="T120">param-value</text:span><text:span text:style-name="T111">&gt;</text:span></text:p>
      <text:p text:style-name="P84"><text:span text:style-name="T14"><text:s text:c="3"/></text:span><text:span text:style-name="T111">&lt;/</text:span><text:span text:style-name="T120">context-param</text:span><text:span text:style-name="T111">&gt;</text:span></text:p>
      <text:p text:style-name="P74"><text:s text:c="2"/></text:p>
      <text:p text:style-name="P84"><text:span text:style-name="T14"><text:s text:c="3"/></text:span><text:span text:style-name="T111">&lt;</text:span><text:span text:style-name="T120">context-param</text:span><text:span text:style-name="T111">&gt; </text:span><text:span text:style-name="T137">&lt;!--(ISTO É OPCIONAL)--&gt;</text:span></text:p>
      <text:p text:style-name="P84"><text:span text:style-name="T14"><text:tab/></text:span><text:span text:style-name="T111">&lt;</text:span><text:span text:style-name="T120">param-name</text:span><text:span text:style-name="T111">&gt;</text:span><text:span text:style-name="T14">lindbergConfigClass</text:span><text:span text:style-name="T111">&lt;/</text:span><text:span text:style-name="T120">param-name</text:span><text:span text:style-name="T111">&gt;</text:span></text:p>
      <text:p text:style-name="P84"><text:span text:style-name="T14"><text:tab/></text:span><text:span text:style-name="T111">&lt;</text:span><text:span text:style-name="T120">param-alue</text:span><text:span text:style-name="T111">&gt;</text:span><text:span text:style-name="T14">org.lindbergframework.core.context.WebClassPathXmlCoreConfiguration</text:span><text:span text:style-name="T111">&lt;/</text:span><text:span text:style-name="T120">param-value</text:span><text:span text:style-name="T111">&gt;</text:span></text:p>
      <text:p text:style-name="P84"><text:span text:style-name="T14"><text:s text:c="3"/></text:span><text:span text:style-name="T111">&lt;/</text:span><text:span text:style-name="T120">context-param</text:span><text:span text:style-name="T111">&gt;</text:span></text:p>
      <text:p text:style-name="P74"><text:s text:c="2"/></text:p>
      <text:p text:style-name="P84"><text:soft-page-break/><text:span text:style-name="T14"><text:s text:c="2"/></text:span><text:span text:style-name="T111">&lt;</text:span><text:span text:style-name="T120">listener</text:span><text:span text:style-name="T111">&gt; </text:span></text:p>
      <text:p text:style-name="P84"><text:span text:style-name="T14"><text:s text:c="4"/></text:span><text:span text:style-name="T111">&lt;</text:span><text:span text:style-name="T120">listener-class</text:span><text:span text:style-name="T111">&gt;</text:span><text:span text:style-name="T14">org.lindbergframework.web.context.LindbergConfigLoaderListener</text:span><text:span text:style-name="T111">&lt;/</text:span><text:span text:style-name="T120">listener-class</text:span><text:span text:style-name="T111">&gt;</text:span></text:p>
      <text:p text:style-name="P84"><text:span text:style-name="T14"><text:s text:c="2"/></text:span><text:span text:style-name="T111">&lt;/</text:span><text:span text:style-name="T120">listener</text:span><text:span text:style-name="T111">&gt;</text:span></text:p>
      <text:p text:style-name="P34"><text:s/></text:p>
      <text:p text:style-name="P80"><text:span text:style-name="T52"><text:tab/><text:tab/>No exemplo acima observe que adicionamos o </text:span><text:span text:style-name="T56">listener LindbergConfigLoaderListener,</text:span><text:span text:style-name="T52"> que é o </text:span><text:span text:style-name="T56">ServletContextListener </text:span><text:span text:style-name="T52">provido pelo lindbergframework e que sabe como configurar de forma automatizada o framework. Adicionamos o parâmetro </text:span><text:span text:style-name="T56">lindbergConfigLocation</text:span><text:span text:style-name="T52">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56">CoreConfiguration</text:span><text:span text:style-name="T52">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56">CoreConfiguration</text:span><text:span text:style-name="T52"> que deve ser usada através do parâmetro </text:span><text:span text:style-name="T56">lindbergConfigClass</text:span><text:span text:style-name="T52">.</text:span></text:p>
      <text:p text:style-name="P80"><text:span text:style-name="T52"><text:tab/><text:tab/>Observe que parâmetro </text:span><text:span text:style-name="T56">lindbergConfigClass</text:span><text:span text:style-name="T52"> neste exemplo está com um comentário dizendo que é </text:span><text:span text:style-name="T52">opcional. Este parâmetro tem um valor </text:span><text:span text:style-name="T56">default</text:span><text:span text:style-name="T52"> e na não declaração deste, o framework usa a implementação que está sendo usada de forma explicita neste exemplo: </text:span><text:span text:style-name="T56">WebClassPathXmlCoreConfiguration</text:span><text:span text:style-name="T52">.</text:span></text:p>
      <text:p text:style-name="P34"/>
      <text:p text:style-name="P34"><text:tab/><text:tab/>Passos:</text:p>
      <text:list xml:id="list29514316" text:style-name="L4">
        <text:list-item>
          <text:p text:style-name="P106"><text:span text:style-name="T28">Declarar o listener: <text:s/></text:span><text:span text:style-name="T16">org.lindbergframework.web.context.LindbergConfigLoaderListener</text:span></text:p>
        </text:list-item>
        <text:list-item>
          <text:p text:style-name="P109">Declarar os Parâmetros:</text:p>
          <text:list>
            <text:list-item>
              <text:p text:style-name="P116">lindbergConfigLocation: Local onde está o arquivo de configuração</text:p>
            </text:list-item>
            <text:list-item>
              <text:p text:style-name="P119"><text:span text:style-name="T41">lindbergConfigClass: Implementação de </text:span><text:span text:style-name="T47">CoreConfiguration</text:span><text:span text:style-name="T41"> que efetuará o parser da configuração. Quando não definido este parâmetro a implementação padrão, </text:span><text:span text:style-name="T47">WebClassPathXmlCoreConfiguration, </text:span><text:span text:style-name="T41">é usada.</text:span></text:p>
            </text:list-item>
          </text:list>
        </text:list-item>
      </text:list>
      <text:p text:style-name="P18"/>
      <text:p text:style-name="P29"><text:span text:style-name="T41"><text:tab/><text:tab/></text:span><text:span text:style-name="T28">A partir daí é só iniciar o servidor que o framework será configurado automáticamente.</text:span></text:p>
      <text:p text:style-name="P34"/>
      <text:p text:style-name="P58">4 – Injeção de Dependência e Inversão de Controle com o lindbergframework.</text:p>
      <text:p text:style-name="P52"/>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4"><text:soft-page-break/></text:p>
      <text:p text:style-name="P54"><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62">org.lindbergframework.exemplo.*</text:span> foi definido, isso fará com que o LDIC crie seu contexto de beans visualizando apenas beans que estão dentro do escopo do pacote <text:span text:style-name="T62">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62">br.empresa.beans</text:span> define que apenas os beans dentro deste pacote serão visualizados. Qualquer bean dentro de um sub pacote deste não será encontrado como por exemplo um bean dentro de <text:span text:style-name="T62">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62">br.empresa.beans</text:span> como pacote base. Para que um bean dentro de <text:span text:style-name="T62">br.empresa.beans.exemplo</text:span> também sejá visualizado e incluído no contexto o pacote base deve ser definido usando ”.*” como a seguir:</text:p>
      <text:p text:style-name="P34"/>
      <text:p text:style-name="P34"><text:tab/><text:tab/> <text:s text:c="9"/><text:span text:style-name="T62">br.empresa.beans.*</text:span></text:p>
      <text:p text:style-name="P44"/>
      <text:p text:style-name="P34"><text:span text:style-name="T62"><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62">br.empresa.beans</text:span> e seus sub pacotes mas que o pacote <text:span text:style-name="T62">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1"><text:span text:style-name="T66"><text:tab/><text:tab/><text:tab/></text:span><text:span text:style-name="T91">br.empresa.beans:schemas.*</text:span></text:p>
      <text:p text:style-name="P91"/>
      <text:p text:style-name="P91"/>
      <text:p text:style-name="P52"><text:span text:style-name="T5"><text:tab/><text:tab/>O pacote definido dessa forma diz que o LDIC deve buscar beans no pacote </text:span><text:span text:style-name="T11">br.empresa.beans </text:span><text:span text:style-name="T5">e </text:span><text:span text:style-name="T5">todos os seus sub pacotes menos o sub pacote </text:span><text:span text:style-name="T11">schemas</text:span><text:span text:style-name="T5">. Todo e qualquer bean que estiver dentro de </text:span><text:span text:style-name="T11">br.empresa.beans.schemas</text:span><text:span text:style-name="T5"> os sub pacotes deste não será visualizado pelo LDIC.</text:span></text:p>
      <text:p text:style-name="P34"/>
      <text:p text:style-name="P34"><text:soft-page-break/></text:p>
      <text:p text:style-name="P54"><text:tab/><text:tab/>4.2 – Fábrica de Beans</text:p>
      <text:p text:style-name="P34"/>
      <text:p text:style-name="P52"><text:span text:style-name="T5"><text:tab/><text:tab/>A interface </text:span><text:span text:style-name="T11">BeanFactory </text:span><text:span text:style-name="T5">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2"><text:span text:style-name="T5"><text:tab/><text:tab/>Uma outra interface importante mas que não será abordada mais a fundo neste momento e que trabalha em conjunto com as fábricas de beans é a </text:span><text:span text:style-name="T11">BeanMapper. </text:span><text:span text:style-name="T5">Essa interface define um mapeador de beans de modo a fornecer meta dados a uma </text:span><text:span text:style-name="T11">BeanFactory</text:span><text:span text:style-name="T5"> de modo a com base nos metadados mapeados por um </text:span><text:span text:style-name="T11">BeanMapper</text:span><text:span text:style-name="T5"> a correta instãncia de um bean solicitado com base em um ID seja criado e retornado pela fábrica. </text:span></text:p>
      <text:p text:style-name="P34"/>
      <text:p text:style-name="P52"><text:span text:style-name="T5"><text:tab/><text:tab/>A classe abstrata </text:span><text:span text:style-name="T11">AbstractBeanFactory </text:span><text:span text:style-name="T5"><text:s/>que fornece recursos comuns ás fábricas de beans já contém um atributo </text:span><text:span text:style-name="T11">BeanMapper</text:span><text:span text:style-name="T5"> de modo a fornecer um mapeador de bean para as fábricas concretas.</text:span></text:p>
      <text:p text:style-name="P34"/>
      <text:p text:style-name="P54"><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62">DependencyManager</text:span> que define um gerenciador de dependências que tem como responsabilidade auxiliar uma <text:span text:style-name="T62">BeanFactory </text:span>resolvendo as dependências dos beans solicitados. A implementação padrão desta interface é um gerenciador de dependências baseado em annotation – <text:span text:style-name="T62">AnnotationDependencyManager.</text:span> </text:p>
      <text:p text:style-name="P34"/>
      <text:p text:style-name="P34"><text:tab/>Para exemplificar considere o código abaixo que não usa a injeção automática de dependência:</text:p>
      <text:p text:style-name="P34"/>
      <text:p text:style-name="P68"><text:span text:style-name="T104">public</text:span> <text:span text:style-name="T104">interface</text:span> ISistemaFacade {</text:p>
      <text:p text:style-name="P63"><text:s text:c="4"/></text:p>
      <text:p text:style-name="P82"><text:span text:style-name="T14"><text:s text:c="4"/></text:span><text:span text:style-name="T104">public</text:span><text:span text:style-name="T14"> </text:span><text:span text:style-name="T104">void</text:span><text:span text:style-name="T14"> cadastrarPessoa(Pessoa pessoa);</text:span></text:p>
      <text:p text:style-name="P82"/>
      <text:p text:style-name="P63">}</text:p>
      <text:p text:style-name="P37"/>
      <text:p text:style-name="P63"><text:span text:style-name="T109">public</text:span><text:span text:style-name="T66"> </text:span><text:span text:style-name="T109">class</text:span><text:span text:style-name="T66"> SistemaFacade </text:span><text:span text:style-name="T109">implements</text:span><text:span text:style-name="T66"> ISistemaFacade{</text:span></text:p>
      <text:p text:style-name="P63"><text:s text:c="4"/></text:p>
      <text:p text:style-name="P82"><text:span text:style-name="T14"><text:s text:c="4"/></text:span><text:span text:style-name="T104">private</text:span><text:span text:style-name="T14"> IPessoaBC </text:span><text:span text:style-name="T142">pessoaBC</text:span><text:span text:style-name="T14"> = </text:span><text:span text:style-name="T104">new</text:span><text:span text:style-name="T14"> PessoaBC();</text:span></text:p>
      <text:p text:style-name="P63"><text:s text:c="4"/></text:p>
      <text:p text:style-name="P82"><text:span text:style-name="T14"><text:s text:c="4"/></text:span><text:span text:style-name="T104">public</text:span><text:span text:style-name="T14"> </text:span><text:span text:style-name="T104">void</text:span><text:span text:style-name="T14"> cadastrarPessoa(Pessoa pessoa){</text:span></text:p>
      <text:p text:style-name="P82"><text:span text:style-name="T14"><text:s text:c="8"/></text:span><text:span text:style-name="T142">pessoaBC</text:span><text:span text:style-name="T14">.cadastrar(pessoa);</text:span></text:p>
      <text:p text:style-name="P63"><text:soft-page-break/><text:s text:c="4"/>}</text:p>
      <text:p text:style-name="P82"/>
      <text:p text:style-name="P63">}</text:p>
      <text:p text:style-name="P93"/>
      <text:p text:style-name="P63"><text:span text:style-name="T109">public</text:span><text:span text:style-name="T66"> </text:span><text:span text:style-name="T109">interface</text:span><text:span text:style-name="T66"> IPessoaBC {</text:span></text:p>
      <text:p text:style-name="P82"/>
      <text:p text:style-name="P82"><text:span text:style-name="T14"><text:s text:c="3"/></text:span><text:span text:style-name="T104">public</text:span><text:span text:style-name="T14"> </text:span><text:span text:style-name="T104">void</text:span><text:span text:style-name="T14"> cadastrar(Pessoa pessoa);</text:span></text:p>
      <text:p text:style-name="P82"/>
      <text:p text:style-name="P63">}</text:p>
      <text:p text:style-name="P37"/>
      <text:p text:style-name="P63"><text:span text:style-name="T109">public</text:span><text:span text:style-name="T66"> </text:span><text:span text:style-name="T109">class</text:span><text:span text:style-name="T66"> PessoaBC </text:span><text:span text:style-name="T109">implements</text:span><text:span text:style-name="T66"> IPessoaBC{</text:span></text:p>
      <text:p text:style-name="P63"><text:s text:c="4"/></text:p>
      <text:p text:style-name="P82"><text:span text:style-name="T14"><text:s text:c="4"/></text:span><text:span text:style-name="T104">private</text:span><text:span text:style-name="T14"> IPessoaDAO </text:span><text:span text:style-name="T142">pessoaDAO</text:span><text:span text:style-name="T14"> = </text:span><text:span text:style-name="T104">new</text:span><text:span text:style-name="T14"> PessoaDAO();</text:span></text:p>
      <text:p text:style-name="P63"><text:s text:c="4"/></text:p>
      <text:p text:style-name="P82"><text:span text:style-name="T14"><text:s text:c="4"/></text:span><text:span text:style-name="T104">public</text:span><text:span text:style-name="T14"> </text:span><text:span text:style-name="T104">void</text:span><text:span text:style-name="T14"> cadastrar(Pessoa pessoa) {</text:span></text:p>
      <text:p text:style-name="P82"><text:span text:style-name="T14"><text:s text:c="8"/></text:span><text:span text:style-name="T142">pessoaDAO</text:span><text:span text:style-name="T14">.cadastrar(pessoa);</text:span></text:p>
      <text:p text:style-name="P63"><text:s text:c="4"/>}</text:p>
      <text:p text:style-name="P82"/>
      <text:p text:style-name="P63">}</text:p>
      <text:p text:style-name="P92"/>
      <text:p text:style-name="P63"><text:span text:style-name="T109">public</text:span><text:span text:style-name="T66"> </text:span><text:span text:style-name="T109">interface</text:span><text:span text:style-name="T66"> IPessoaDAO {</text:span></text:p>
      <text:p text:style-name="P63"><text:s text:c="4"/></text:p>
      <text:p text:style-name="P82"><text:span text:style-name="T14"><text:s text:c="4"/></text:span><text:span text:style-name="T104">public</text:span><text:span text:style-name="T14"> </text:span><text:span text:style-name="T104">void</text:span><text:span text:style-name="T14"> cadastrar(Pessoa pessoa);</text:span></text:p>
      <text:p text:style-name="P82"/>
      <text:p text:style-name="P63">}</text:p>
      <text:p text:style-name="P37"/>
      <text:p text:style-name="P63"><text:span text:style-name="T109">public</text:span><text:span text:style-name="T66"> </text:span><text:span text:style-name="T109">class</text:span><text:span text:style-name="T66"> PessoaDAO </text:span><text:span text:style-name="T109">implements</text:span><text:span text:style-name="T66"> IPessoaDAO{</text:span></text:p>
      <text:p text:style-name="P63"><text:s text:c="4"/></text:p>
      <text:p text:style-name="P82"><text:span text:style-name="T14"><text:s text:c="4"/></text:span><text:span text:style-name="T104">public</text:span><text:span text:style-name="T14"> </text:span><text:span text:style-name="T104">void</text:span><text:span text:style-name="T14"> cadastrar(Pessoa pessoa){</text:span></text:p>
      <text:p text:style-name="P82"><text:span text:style-name="T14"><text:s text:c="8"/>System.</text:span><text:span text:style-name="T143">out</text:span><text:span text:style-name="T14">.println(</text:span><text:span text:style-name="T85">"Pessoa cadastrada: "</text:span><text:span text:style-name="T14">+pessoa.getNome());</text:span></text:p>
      <text:p text:style-name="P63"><text:s text:c="4"/>}</text:p>
      <text:p text:style-name="P82"/>
      <text:p text:style-name="P63">}</text:p>
      <text:p text:style-name="P37"/>
      <text:p text:style-name="P37">Código de teste:</text:p>
      <text:p text:style-name="P37"/>
      <text:p text:style-name="P63"><text:span text:style-name="T66">Pessoa pessoa = </text:span><text:span text:style-name="T109">new</text:span><text:span text:style-name="T66"> Pessoa(</text:span><text:span text:style-name="T89">"joão"</text:span><text:span text:style-name="T66">);</text:span></text:p>
      <text:p text:style-name="P82"><text:span text:style-name="T14">ISistemaFacade sistemaFacade = </text:span><text:span text:style-name="T104">new</text:span><text:span text:style-name="T14"> SistemaFacade();</text:span></text:p>
      <text:p text:style-name="P63">sistemaFacade.cadastrarPessoa(pessoa);</text:p>
      <text:p text:style-name="P63"/>
      <text:p text:style-name="P64"><text:tab/><text:span text:style-name="T82">Observe que as classes demonstradas acima não usam recurso de injeção de dependência algum e referem diretamente as implementações finais das classes ao qual dependem. Neste caso observe que a fachada do nosso sistema depende de um </text:span><text:span text:style-name="T84">business controller</text:span><text:span text:style-name="T82"> que implementa a interface </text:span><text:span text:style-name="T84">IPessoaBC</text:span><text:span text:style-name="T82"> e a instância é criada diretamente via operador </text:span><text:span text:style-name="T84">new</text:span><text:span text:style-name="T82"> no código tornando a fachada do nosso sistema extremamente dependente da implementação </text:span><text:span text:style-name="T84">PessoaBC</text:span><text:span text:style-name="T82"> da interface </text:span><text:span text:style-name="T84">IPessoaBC</text:span><text:span text:style-name="T82">. Da mesma forma a implementação </text:span><text:span text:style-name="T84">PessoaBC</text:span><text:span text:style-name="T82"> dependente de uma implementação de </text:span><text:span text:style-name="T84">IPessoaDAO </text:span><text:span text:style-name="T82">e como foi feito na fachada a implementação </text:span><text:span text:style-name="T84">PessoaDAO</text:span><text:span text:style-name="T82"> está diretamente referenciada no código e a instância criada diretamente no código. Neste exemplo os três níveis estão extremamente interdependentes, dificultando qualquer evolução </text:span><text:span text:style-name="T82">ou manutenção no código pois o código está extremamente amarrado a implementações e não a interfaces </text:span><text:span text:style-name="T82">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text:soft-page-break/></text:p>
      <text:p text:style-name="P50"><text:span text:style-name="T6"><text:tab/><text:tab/>O lindbergframework fornece uma implementação padrão de </text:span><text:span text:style-name="T8">BeanFacotry</text:span><text:span text:style-name="T6"> que é a classe </text:span><text:span text:style-name="T8">AnnotationBeanFactory</text:span><text:span text:style-name="T6">. Essa fábrica de beans trabalha com as annotations </text:span><text:span text:style-name="T9">@Bean </text:span><text:span text:style-name="T6">e </text:span><text:span text:style-name="T8">@Inject</text:span><text:span text:style-name="T6"> que são utilizadas para a definição de beans e suas dependências. Essa bean factory é a padrão e caso uma não seja definida o framework utilizará esta como padrão.</text:span></text:p>
      <text:p text:style-name="P50"><text:span text:style-name="T6"><text:tab/><text:tab/></text:span><text:span text:style-name="T7">- @Bean:</text:span><text:span text:style-name="T6"> Annotation utilizada para a definir um bean. Os únicos parâmetros que ela tem é o </text:span><text:span text:style-name="T8">value </text:span><text:span text:style-name="T6">e </text:span><text:span text:style-name="T8">singleton.</text:span><text:span text:style-name="T6"> O value é uma String que define o ID do bean. Esse ID deve ser único no contexto e esse ID é o que será usado para referenciar o bean. O ID é requerido nesta annotation. O parâmetro </text:span><text:span text:style-name="T8">singleton</text:span><text:span text:style-name="T6"> é um boolean que recebe “true” quando o bean deve ser um </text:span><text:span text:style-name="T8">singleton</text:span><text:span text:style-name="T6"> ou seja ter apenas uma instância dentro do contexto retornando sempre a mesma instância deste e “false” caso contrário.</text:span></text:p>
      <text:p text:style-name="P34"/>
      <text:p text:style-name="P50"><text:span text:style-name="T6"><text:tab/><text:tab/></text:span><text:span text:style-name="T7">- @Inject:</text:span><text:span text:style-name="T6"> Annotation que define um ponto de injeção de dependência em um bean. O único parâmetro que esta annotation contém é o </text:span><text:span text:style-name="T8">value</text:span><text:span text:style-name="T6"> que é o ID do bean que deve ser injetado no atributo de </text:span><text:span text:style-name="T6">classe onde esta annotation foi declarada.</text:span></text:p>
      <text:p text:style-name="P34"/>
      <text:p text:style-name="P50"><text:span text:style-name="T6"><text:tab/><text:tab/>Abaixo é mostrado o mesmo exemplo só que fazendo uso dos recursos de inversão de controle do lindbergframework. No exemplo a seguir considere que no ponto de obtenção da instância do bean o </text:span><text:span text:style-name="T8">Core </text:span><text:span text:style-name="T6">do framework já foi configurado como mostrado nas sessões anteriores. Como só as implementações foram alteradas as interfaces são omitidas neste exemplo:</text:span></text:p>
      <text:p text:style-name="P34"/>
      <text:p text:style-name="P65"><text:span text:style-name="T109">import</text:span><text:span text:style-name="T66"> org.lindbergframework.beans.di.annotation.Bean;</text:span></text:p>
      <text:p text:style-name="P82"><text:span text:style-name="T104">import</text:span><text:span text:style-name="T14"> org.lindbergframework.beans.di.annotation.Inject;</text:span></text:p>
      <text:p text:style-name="P82"/>
      <text:p text:style-name="P82"><text:span text:style-name="T145">@Bean</text:span><text:span text:style-name="T14">(</text:span><text:span text:style-name="T85">"sistemaFacade"</text:span><text:span text:style-name="T14">)</text:span></text:p>
      <text:p text:style-name="P82"><text:span text:style-name="T104">public</text:span><text:span text:style-name="T14"> </text:span><text:span text:style-name="T104">class</text:span><text:span text:style-name="T14"> SistemaFacade </text:span><text:span text:style-name="T104">implements</text:span><text:span text:style-name="T14"> ISistemaFacade{</text:span></text:p>
      <text:p text:style-name="P63"><text:s text:c="4"/></text:p>
      <text:p text:style-name="P82"><text:span text:style-name="T14"><text:s text:c="4"/></text:span><text:span text:style-name="T145">@Inject</text:span><text:span text:style-name="T14">(</text:span><text:span text:style-name="T85">"pessoaBC"</text:span><text:span text:style-name="T14">)</text:span></text:p>
      <text:p text:style-name="P82"><text:span text:style-name="T14"><text:s text:c="4"/></text:span><text:span text:style-name="T104">private</text:span><text:span text:style-name="T14"> IPessoaBC </text:span><text:span text:style-name="T142">pessoaBC</text:span><text:span text:style-name="T14">;</text:span></text:p>
      <text:p text:style-name="P63"><text:s text:c="4"/></text:p>
      <text:p text:style-name="P82"><text:span text:style-name="T14"><text:s text:c="4"/></text:span><text:span text:style-name="T104">public</text:span><text:span text:style-name="T14"> </text:span><text:span text:style-name="T104">void</text:span><text:span text:style-name="T14"> cadastrarPessoa(Pessoa pessoa){</text:span></text:p>
      <text:p text:style-name="P82"><text:span text:style-name="T14"><text:s text:c="8"/></text:span><text:span text:style-name="T142">pessoaBC</text:span><text:span text:style-name="T14">.cadastrar(pessoa);</text:span></text:p>
      <text:p text:style-name="P63"><text:s text:c="4"/>}</text:p>
      <text:p text:style-name="P63">}</text:p>
      <text:p text:style-name="P38"/>
      <text:p text:style-name="P63"><text:span text:style-name="T109">import</text:span><text:span text:style-name="T66"> org.lindbergframework.beans.di.annotation.Bean;</text:span></text:p>
      <text:p text:style-name="P82"><text:span text:style-name="T104">import</text:span><text:span text:style-name="T14"> org.lindbergframework.beans.di.annotation.Inject;</text:span></text:p>
      <text:p text:style-name="P82"/>
      <text:p text:style-name="P82"><text:span text:style-name="T145">@Bean</text:span><text:span text:style-name="T14">(</text:span><text:span text:style-name="T85">"pessoaBC"</text:span><text:span text:style-name="T14">)</text:span></text:p>
      <text:p text:style-name="P82"><text:span text:style-name="T104">public</text:span><text:span text:style-name="T14"> </text:span><text:span text:style-name="T104">class</text:span><text:span text:style-name="T14"> PessoaBC </text:span><text:span text:style-name="T104">implements</text:span><text:span text:style-name="T14"> IPessoaBC{</text:span></text:p>
      <text:p text:style-name="P63"><text:s text:c="4"/></text:p>
      <text:p text:style-name="P82"><text:span text:style-name="T14"><text:s text:c="4"/></text:span><text:span text:style-name="T145">@Inject</text:span><text:span text:style-name="T14">(</text:span><text:span text:style-name="T85">"pessoaDAO"</text:span><text:span text:style-name="T14">)</text:span></text:p>
      <text:p text:style-name="P82"><text:span text:style-name="T14"><text:s text:c="4"/></text:span><text:span text:style-name="T104">private</text:span><text:span text:style-name="T14"> IPessoaDAO </text:span><text:span text:style-name="T142">pessoaDAO</text:span><text:span text:style-name="T14">;</text:span></text:p>
      <text:p text:style-name="P63"><text:s text:c="4"/></text:p>
      <text:p text:style-name="P82"><text:span text:style-name="T14"><text:s text:c="4"/></text:span><text:span text:style-name="T104">public</text:span><text:span text:style-name="T14"> </text:span><text:span text:style-name="T104">void</text:span><text:span text:style-name="T14"> cadastrar(Pessoa pessoa) {</text:span></text:p>
      <text:p text:style-name="P82"><text:span text:style-name="T14"><text:s text:c="8"/></text:span><text:span text:style-name="T142">pessoaDAO</text:span><text:span text:style-name="T14">.cadastrar(pessoa);</text:span></text:p>
      <text:p text:style-name="P63"><text:s text:c="4"/>}</text:p>
      <text:p text:style-name="P63">}</text:p>
      <text:p text:style-name="P38"/>
      <text:p text:style-name="P38"/>
      <text:p text:style-name="P38"/>
      <text:p text:style-name="P94"/>
      <text:p text:style-name="P63"><text:span text:style-name="T109">import</text:span><text:span text:style-name="T66"> org.lindbergframework.beans.di.annotation.Bean;</text:span></text:p>
      <text:p text:style-name="P82"/>
      <text:p text:style-name="P82"><text:span text:style-name="T145">@Bean</text:span><text:span text:style-name="T14">(</text:span><text:span text:style-name="T85">"pessoaDAO"</text:span><text:span text:style-name="T14">)</text:span></text:p>
      <text:p text:style-name="P82"><text:span text:style-name="T104">public</text:span><text:span text:style-name="T14"> </text:span><text:span text:style-name="T104">class</text:span><text:span text:style-name="T14"> PessoaDAO </text:span><text:span text:style-name="T104">implements</text:span><text:span text:style-name="T14"> IPessoaDAO{</text:span></text:p>
      <text:p text:style-name="P63"><text:s text:c="4"/></text:p>
      <text:p text:style-name="P82"><text:soft-page-break/><text:span text:style-name="T14"><text:s text:c="4"/></text:span><text:span text:style-name="T104">public</text:span><text:span text:style-name="T14"> </text:span><text:span text:style-name="T104">void</text:span><text:span text:style-name="T14"> cadastrar(Pessoa pessoa){</text:span></text:p>
      <text:p text:style-name="P82"><text:span text:style-name="T14"><text:s text:c="8"/>System.</text:span><text:span text:style-name="T143">out</text:span><text:span text:style-name="T14">.println(</text:span><text:span text:style-name="T85">"Pessoa cadastrada: "</text:span><text:span text:style-name="T14">+pessoa.getNome());</text:span></text:p>
      <text:p text:style-name="P63"><text:s text:c="4"/>}</text:p>
      <text:p text:style-name="P63">}</text:p>
      <text:p text:style-name="P70"/>
      <text:p text:style-name="P37">Código de teste:</text:p>
      <text:p text:style-name="P56"/>
      <text:p text:style-name="P75"><text:span text:style-name="T66">Pessoa pessoa = </text:span><text:span text:style-name="T109">new</text:span><text:span text:style-name="T66"> Pessoa(</text:span><text:span text:style-name="T89">"joão"</text:span><text:span text:style-name="T66">);</text:span></text:p>
      <text:p text:style-name="P87"><text:span text:style-name="T14">ISistemaFacade sistemaFacade = CoreContext.</text:span><text:span text:style-name="T57">getInstance</text:span><text:span text:style-name="T14">().getBeanFactory().getBean(</text:span><text:span text:style-name="T85">"sistemaFacade"</text:span><text:span text:style-name="T14">);</text:span></text:p>
      <text:p text:style-name="P75">sistemaFacade.cadastrarPessoa(pessoa);</text:p>
      <text:p text:style-name="P75"/>
      <text:p text:style-name="P64"><text:span text:style-name="T83"><text:tab/></text:span><text:span text:style-name="T82">Observe que neste segundo exemplo as classes não referenciam como dependência nenhum implementação específica. </text:span><text:span text:style-name="T84">SistemaFacade</text:span><text:span text:style-name="T82"> referencia apenas a interface </text:span><text:span text:style-name="T84">IPessoaBC</text:span><text:span text:style-name="T82"> e é indiferente quanto a implementação que será usada. Da mesma forma </text:span><text:span text:style-name="T84">PessoaBC</text:span><text:span text:style-name="T82"> referencia apenas a interface </text:span><text:span text:style-name="T84">IPessoaDAO</text:span><text:span text:style-name="T82"> e seu funcionamento não depende e nem está acoplado a nenhuma implementação desta.</text:span></text:p>
      <text:p text:style-name="P35"/>
      <text:p text:style-name="P64"><text:span text:style-name="T82"><text:tab/>Neste último exemplo a classe </text:span><text:span text:style-name="T84">SistemaFacade</text:span><text:span text:style-name="T82"> é anotada com a annotation </text:span><text:span text:style-name="T84">@Bean</text:span><text:span text:style-name="T82"> onde o ID deste </text:span><text:span text:style-name="T82">bean é definido como </text:span><text:span text:style-name="T84">sistemaFacade</text:span><text:span text:style-name="T82">. Este bean possui uma dependência com um </text:span><text:span text:style-name="T84">IPessoaBC</text:span><text:span text:style-name="T82"> e para definir e instruir ao LDIC que faça a injeção da implementação <text:s text:c="2"/>que deve ser usada, este atributo foi anotado com a annotation </text:span><text:span text:style-name="T84">@Inject</text:span><text:span text:style-name="T82"> definindo como parâmetro o ID do bean que deve ser injetado neste ponto. Observe que não há necessidade de definição de um </text:span><text:span text:style-name="T84">setter</text:span><text:span text:style-name="T82"> para </text:span><text:span text:style-name="T84">pessoaBC</text:span><text:span text:style-name="T82">.</text:span></text:p>
      <text:p text:style-name="P35"/>
      <text:p text:style-name="P64"><text:span text:style-name="T82"><text:tab/>Da mesma forma a nossa implementação de </text:span><text:span text:style-name="T84">IPessoaBC </text:span><text:span text:style-name="T82">a classe </text:span><text:span text:style-name="T84">PessoaBC </text:span><text:span text:style-name="T82">é anotada da mesma forma, uma annotation </text:span><text:span text:style-name="T84">@Bean</text:span><text:span text:style-name="T82"> definindo o ID desta e como temos apenas uma dependência, apenas uma annotation </text:span><text:span text:style-name="T84">@Inject </text:span><text:span text:style-name="T82">foi usada, neste caso para a dependência para </text:span><text:span text:style-name="T84">IPessoaDAO.</text:span></text:p>
      <text:p text:style-name="P45"/>
      <text:p text:style-name="P64"><text:span text:style-name="T84"><text:tab/></text:span><text:span text:style-name="T82">Com as classes devidamente anotadas precisamos obter uma instância de nossa fachada e utilizá-la é aí que entram as configurações feitas no core e a nossa bean factory. No trecho abaixo obtemos do </text:span><text:span text:style-name="T84">CoreContext</text:span><text:span text:style-name="T82"> a instância da </text:span><text:span text:style-name="T84">BeanFacotry</text:span><text:span text:style-name="T82"> e a partir desta fábrica obtemos a instância do bean da fachada do </text:span><text:span text:style-name="T82">sistema e para isso passamos o ID do bean da fachada que neste caso é “</text:span><text:span text:style-name="T84">sistemaFacade” </text:span><text:span text:style-name="T82">para o método </text:span><text:span text:style-name="T84">getBean</text:span><text:span text:style-name="T82"> da </text:span><text:span text:style-name="T84">BeanFactory.</text:span><text:span text:style-name="T82"> A instância do bean da fachada retornada por este método já virá pronta com suas dependências injetadas e prontas para uso. Para este caso a instância de </text:span><text:span text:style-name="T84">sistemaFacade</text:span><text:span text:style-name="T82"> já virá preenchida com a instância correta de </text:span><text:span text:style-name="T84">pessoaBC</text:span><text:span text:style-name="T82"> e este por sua vez já estará preenchido com a instância correta de </text:span><text:span text:style-name="T84">pessoaDAO</text:span><text:span text:style-name="T82"> tudo de forma automática e transparente feita pelo LDIC.</text:span></text:p>
      <text:p text:style-name="P57"/>
      <text:p text:style-name="P76"><text:span text:style-name="T79">ISistemaFacade sistemaFacade = CoreContext.</text:span><text:span text:style-name="T81">getInstance</text:span><text:span text:style-name="T79">().getBeanFactory().getBean(</text:span><text:span text:style-name="T102">"sistemaFacade"</text:span><text:span text:style-name="T79">);</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62">superclasse</text:span> de modo que se <text:span text:style-name="T62">PessoaBC </text:span>estendesse de uma classe qualquer e esta última tivesse dependências definidas via <text:span text:style-name="T62">@Inject</text:span> estas dependências herdadas, mesmo <text:span text:style-name="T62">private</text:span>, seriam resolvidas e injetadas.</text:p>
      <text:p text:style-name="P34"/>
      <text:p text:style-name="P34"><text:tab/><text:tab/>Caso seja o ID passado para o método <text:span text:style-name="T62">getBean</text:span> não corresponda a um bean válido dentro do contexto da bean factory, uma <text:span text:style-name="T62">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62">CoreContext.getInstance().getBeanFactory().getBean </text:span>pois no caso do JSF o managedBean já é criado e suas dependências resolvidas automáticamente pelo LDIC e no caso do Flex o bean invocado para <text:soft-page-break/>execução de um serviço ou método remoto é resolvido pelo LDIC. Toda essa parte de integração será detalhada mais a frente em um capítulo específico sobre integração.</text:p>
      <text:p text:style-name="P34"/>
      <text:p text:style-name="P54"><text:tab/><text:tab/>4.2.2 – Beans com escopo <text:span text:style-name="T62">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62">singleton </text:span>o LDIC manterá sempre a mesma instância e sempre que o bean for solicitado ao LDIC esta mesma instância será retornada. Se fosse desejável, por exemplo, definir que o bean <text:span text:style-name="T62">SistemaFacade</text:span> deve ter uma única instância dentro do contexto, então especificaríamos seu escopo como <text:span text:style-name="T62">singleton</text:span> na própria annotation <text:span text:style-name="T62">@Bean</text:span>. Abaixo é mostrado como ficaria a classe <text:span text:style-name="T62">SistemaFacade</text:span> de modo a operar como um <text:span text:style-name="T62">singleton.</text:span></text:p>
      <text:p text:style-name="P34"/>
      <text:p text:style-name="P80"><text:span text:style-name="T146">@Bean</text:span><text:span text:style-name="T18">(value = </text:span><text:span text:style-name="T91">"sistemaFacade"</text:span><text:span text:style-name="T18">,</text:span><text:span text:style-name="T19">singleton = </text:span><text:span text:style-name="T106">true</text:span><text:span text:style-name="T18">)</text:span></text:p>
      <text:p text:style-name="P82"><text:span text:style-name="T104">public</text:span><text:span text:style-name="T14"> </text:span><text:span text:style-name="T104">class</text:span><text:span text:style-name="T14"> SistemaFacade </text:span><text:span text:style-name="T104">implements</text:span><text:span text:style-name="T14"> IsistemaFacade{}</text:span></text:p>
      <text:p text:style-name="P63"/>
      <text:p text:style-name="P63"><text:tab/></text:p>
      <text:p text:style-name="P82"><text:span text:style-name="T14"><text:tab/></text:span><text:span text:style-name="T30">Observe que a annotation </text:span><text:span text:style-name="T34">@Bean</text:span><text:span text:style-name="T30"> foi alterada adicionando o atributo </text:span><text:span text:style-name="T34">singleton</text:span><text:span text:style-name="T30"> definindo o valor deste como </text:span><text:span text:style-name="T34">true</text:span><text:span text:style-name="T30"> indicando que o bean </text:span><text:span text:style-name="T34">SistemaFacade</text:span><text:span text:style-name="T30"> deve ser trabalhar como um </text:span><text:span text:style-name="T34">singleton</text:span><text:span text:style-name="T30"> dentro do contexto. O LDIC agora retornará sempre a mesma instância de </text:span><text:span text:style-name="T34">SistemaFacade</text:span><text:span text:style-name="T30"> quando este bean for solicitado.</text:span></text:p>
      <text:p text:style-name="P37"/>
      <text:p text:style-name="P37"/>
      <text:p text:style-name="P60">5 – Lindberg Persistence – LINP.</text:p>
      <text:p text:style-name="P60"/>
      <text:p text:style-name="P59"><text:tab/><text:span text:style-name="T12">Persistência é algo muito importante nos projetos enterprise e muitas soluções já foram desenvolvidas provendo suporte de modo a melhorar e facilitar o desenvolvimento no que diz respeito a </text:span><text:span text:style-name="T12">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59"><text:span text:style-name="T12"><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8">SpringDAO</text:span><text:span text:style-name="T12"> por exemplo, é um conjunto de recursos providos pelo framework </text:span><text:span text:style-name="T8">Spring</text:span><text:span text:style-name="T12"> para suporte a persistência mas que não é ORM.</text:span></text:p>
      <text:p text:style-name="P35"/>
      <text:p text:style-name="P95"><text:span text:style-name="T29"><text:tab/>O JDBC (</text:span><text:span text:style-name="T10">Java Database Connectivity</text:span><text:span text:style-name="T28">) é o framework padrão java para persistência. O conjunto de classes providas pelo JDBC fornece o recurso de acesso a qualquer banco de dados relacional baseado em um Driver. Os detalhes sobre JDBC fogem do escopo deste documento.</text:span></text:p>
      <text:p text:style-name="P95"><text:span text:style-name="T28"><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5">stored procedure</text:span><text:span text:style-name="T28"> que retorne um ou dois cursores e mapear cada um desses cursores em objetos java, executar uma </text:span><text:span text:style-name="T35">query </text:span><text:span text:style-name="T28">SQL e popular o resultado uma lista de objetos, chamar uma </text:span><text:span text:style-name="T35">stored function</text:span><text:span text:style-name="T28">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text:soft-page-break/></text:p>
      <text:p text:style-name="P95"><text:span text:style-name="T28"><text:tab/>Considere por exemplo uma classe </text:span><text:span text:style-name="T35">ContribuinteDAO</text:span><text:span text:style-name="T28"> que conteria provavelmente um método chamado </text:span><text:span text:style-name="T35">getContribuintes </text:span><text:span text:style-name="T28">que retornaria uma lista de objetos </text:span><text:span text:style-name="T35">Contribuinte</text:span><text:span text:style-name="T28">. Considere também que a implementação da classe </text:span><text:span text:style-name="T35">ContribuinteDAO</text:span><text:span text:style-name="T28"> use JDBC sem nenhum componente ou framework como suporte. Esse método com certeza seria implementado seguindo o seguinte algoritmo:</text:span></text:p>
      <text:p text:style-name="P35"/>
      <text:list xml:id="list29525899" text:style-name="L5">
        <text:list-item>
          <text:p text:style-name="P110">Obter conexão;</text:p>
        </text:list-item>
        <text:list-item>
          <text:p text:style-name="P107"><text:span text:style-name="T28">Obter uma </text:span><text:span text:style-name="T35">Statement</text:span><text:span text:style-name="T28"> a partir da conexão;</text:span></text:p>
        </text:list-item>
        <text:list-item>
          <text:p text:style-name="P107"><text:span text:style-name="T28">Executar a query “select * from tabela_de_contribuinte” na </text:span><text:span text:style-name="T35">Statement</text:span><text:span text:style-name="T28"> ;</text:span></text:p>
        </text:list-item>
        <text:list-item>
          <text:p text:style-name="P107"><text:span text:style-name="T28">Obter um </text:span><text:span text:style-name="T35">ResultSet</text:span><text:span text:style-name="T28"> a partir da execução da query no </text:span><text:span text:style-name="T35">Statement;</text:span></text:p>
        </text:list-item>
        <text:list-item>
          <text:p text:style-name="P120"><text:span text:style-name="T39">Criar uma lista vazia de objetos </text:span><text:span text:style-name="T35">Contribuinte;</text:span></text:p>
        </text:list-item>
        <text:list-item>
          <text:p text:style-name="P120"><text:span text:style-name="T39">Fazer um loop percorrendo todo o </text:span><text:span text:style-name="T35">ResultSet;</text:span></text:p>
        </text:list-item>
        <text:list-item>
          <text:p text:style-name="P120"><text:span text:style-name="T39">Criar um Objeto </text:span><text:span text:style-name="T35">Contribuinte</text:span><text:span text:style-name="T39"> e populá-lo com os dados do registro atual do cursor do </text:span><text:span text:style-name="T35">ResultSet </text:span><text:span text:style-name="T39">em cada iteração do loop;</text:span></text:p>
        </text:list-item>
        <text:list-item>
          <text:p text:style-name="P120"><text:span text:style-name="T39">Adicionar o objeto </text:span><text:span text:style-name="T35">Contribuinte</text:span><text:span text:style-name="T39"> criado e populado na lista de </text:span><text:span text:style-name="T35">Contribuintes</text:span><text:span text:style-name="T39"> criada;</text:span></text:p>
        </text:list-item>
        <text:list-item>
          <text:p text:style-name="P120"><text:span text:style-name="T39">Retornar a lista de </text:span><text:span text:style-name="T35">Contribuintes.</text:span></text:p>
        </text:list-item>
      </text:list>
      <text:p text:style-name="P16"><text:tab/></text:p>
      <text:p text:style-name="P14"><text:span text:style-name="T35"><text:tab/></text:span><text:span text:style-name="T39">O algoritmo acima poderia ser implementado no seguinte método java e qualquer outra listagem seja lá qual for a entidade manteria o mesmo padrão mudando apenas o </text:span><text:span text:style-name="T35">sql </text:span><text:span text:style-name="T39">da query, o objeto criado e a forma como cada objeto é populado.</text:span></text:p>
      <text:p text:style-name="P3"><text:tab/><text:span text:style-name="T107">public</text:span><text:span text:style-name="T24"> List&lt;Contribuinte&gt; listarContribuintes() {</text:span></text:p>
      <text:p text:style-name="P77"><text:s text:c="8"/>Connection conn = <text:span text:style-name="T149">ConexaoUtil</text:span>.getConexao();</text:p>
      <text:p text:style-name="P88"><text:span text:style-name="T14"><text:s text:c="8"/>List&lt;Contribuinte&gt; listaContribuintes = </text:span><text:span text:style-name="T104">new</text:span><text:span text:style-name="T14"> ArrayList&lt;Contribuinte&gt;();</text:span></text:p>
      <text:p text:style-name="P88"><text:span text:style-name="T14"><text:s text:c="8"/></text:span><text:span text:style-name="T104">try</text:span><text:span text:style-name="T14"> {</text:span></text:p>
      <text:p text:style-name="P77"><text:s text:c="12"/>Statement st = conn.createStatement();</text:p>
      <text:p text:style-name="P88"><text:span text:style-name="T14"><text:s text:c="12"/>ResultSet rs = st.executeQuery(</text:span><text:span text:style-name="T85">"Select * from tb_contribuinte"</text:span><text:span text:style-name="T14">);</text:span></text:p>
      <text:p text:style-name="P88"><text:span text:style-name="T14"><text:s text:c="12"/></text:span><text:span text:style-name="T104">while</text:span><text:span text:style-name="T14"> (rs.next()){</text:span></text:p>
      <text:p text:style-name="P88"><text:span text:style-name="T14"><text:s text:c="16"/>Contribuinte contribuinte = </text:span><text:span text:style-name="T104">new</text:span><text:span text:style-name="T14"> Contribuinte();</text:span></text:p>
      <text:p text:style-name="P88"><text:span text:style-name="T14"><text:s text:c="16"/>contribuinte.setNomeFantasia(rs.getString(</text:span><text:span text:style-name="T85">"nome_fantasia"</text:span><text:span text:style-name="T14">));</text:span></text:p>
      <text:p text:style-name="P88"><text:span text:style-name="T14"><text:s text:c="16"/>contribuinte.setCnpj(rs.getString(</text:span><text:span text:style-name="T85">"cnpj"</text:span><text:span text:style-name="T14">));</text:span></text:p>
      <text:p text:style-name="P77"><text:s text:c="16"/></text:p>
      <text:p text:style-name="P88"><text:span text:style-name="T14"><text:s text:c="16"/>Endereco endereco = </text:span><text:span text:style-name="T104">new</text:span><text:span text:style-name="T14"> Endereco();</text:span></text:p>
      <text:p text:style-name="P88"><text:span text:style-name="T14"><text:s text:c="16"/>endereco.setBairro(rs.getString(</text:span><text:span text:style-name="T85">"bairro"</text:span><text:span text:style-name="T14">));</text:span></text:p>
      <text:p text:style-name="P88"><text:span text:style-name="T14"><text:s text:c="16"/>endereco.setCep(rs.getString(</text:span><text:span text:style-name="T85">"cep"</text:span><text:span text:style-name="T14">));</text:span></text:p>
      <text:p text:style-name="P88"><text:span text:style-name="T14"><text:s text:c="16"/>endereco.setRua(rs.getString(</text:span><text:span text:style-name="T85">"rua"</text:span><text:span text:style-name="T14">));</text:span></text:p>
      <text:p text:style-name="P88"><text:span text:style-name="T14"><text:s text:c="16"/>endereco.setNumero(rs.getInt(</text:span><text:span text:style-name="T85">"numero"</text:span><text:span text:style-name="T14">));</text:span></text:p>
      <text:p text:style-name="P77"><text:s text:c="16"/></text:p>
      <text:p text:style-name="P77"><text:s text:c="16"/>contribuinte.setEndereco(endereco);</text:p>
      <text:p text:style-name="P77"><text:s text:c="16"/></text:p>
      <text:p text:style-name="P77"><text:s text:c="16"/>listaContribuintes.add(contribuinte);</text:p>
      <text:p text:style-name="P77"><text:s text:c="12"/>}</text:p>
      <text:p text:style-name="P77"><text:s text:c="12"/></text:p>
      <text:p text:style-name="P88"><text:span text:style-name="T14"><text:s text:c="8"/>} </text:span><text:span text:style-name="T104">catch</text:span><text:span text:style-name="T14"> (SQLException e) {</text:span></text:p>
      <text:p text:style-name="P77"><text:s text:c="12"/>e.printStackTrace();</text:p>
      <text:p text:style-name="P77"><text:s text:c="8"/>}</text:p>
      <text:p text:style-name="P77"><text:s text:c="8"/></text:p>
      <text:p text:style-name="P88"><text:span text:style-name="T14"><text:s text:c="8"/></text:span><text:span text:style-name="T104">return</text:span><text:span text:style-name="T14"> listaContribuintes;</text:span></text:p>
      <text:p text:style-name="P96"><text:span text:style-name="T23"><text:s text:c="4"/>}</text:span><text:tab/></text:p>
      <text:p text:style-name="P20"/>
      <text:p text:style-name="P14"><text:span text:style-name="T35"><text:tab/></text:span><text:span text:style-name="T39">Na implementação acima usando apenas JDBC direto observe que foi feita uma simples consulta de contribuinte onde no nosso exemplo contém apenas alguns campos e a parte da população do </text:span><text:span text:style-name="T35">ResultSet</text:span><text:span text:style-name="T39"> em objetos </text:span><text:span text:style-name="T35">Contribuinte</text:span><text:span text:style-name="T39"> já demandou várias linhas de código. Considerando que o objeto </text:span><text:span text:style-name="T35">Contribuinte</text:span><text:span text:style-name="T39"> é o <text:s/>primeiro nível, neste caso, temos um segundo nível que é o objeto </text:span><text:span text:style-name="T35">Endereco </text:span><text:span text:style-name="T39"><text:s/>que está dentro do objeto </text:span><text:span text:style-name="T35">Contribuinte</text:span><text:span text:style-name="T39"> formando assim um segundo nível de atributos</text:span><text:span text:style-name="T35">. </text:span><text:span text:style-name="T39">Na população do endereço foi necessário criar um objeto </text:span><text:span text:style-name="T35">Endereco</text:span><text:span text:style-name="T39"> populá-lo para só então setar o endereço no objeto </text:span><text:span text:style-name="T35">Contribuinte</text:span><text:span text:style-name="T39">. No nosso exemplo foram apenas alguns campos. Imagine uma consulta real de contribuinte quantas dezenas de campos </text:span><text:soft-page-break/><text:span text:style-name="T39">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29518194" text:style-name="L6">
        <text:list-item>
          <text:list>
            <text:list-item>
              <text:p text:style-name="P114">– Repositório de Comandos SQL</text:p>
            </text:list-item>
          </text:list>
        </text:list-item>
      </text:list>
      <text:p text:style-name="P15"/>
      <text:p text:style-name="P15"><text:tab/>O LINP trabalha com um repositório de comandos sql que nada mais é que uma classe que implementa a interface <text:span text:style-name="T62">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text:soft-page-break/>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62">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62">parser</text:span> da configuração funciona baseado em interface, como no CORE, e pode de acordo com a conveniência e necessidade do projeto pode ser implementado por exemplo configuração via arquivo <text:span text:style-name="T62">properties, </text:span>arquivo <text:span text:style-name="T62">txt, </text:span>enfim. Entenda como <text:span text:style-name="T62">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62">parser</text:span> de configuração do componente de persistência LINP é a <text:span text:style-name="T150">LinpConfiguration. </text:span>Esta inteface provê as constantes das propriedades de configuração que podem ser definidas para o LINP por padrão. Outras propriedades podem ser criadas de acordo com o <text:span text:style-name="T62">parser</text:span> usado.</text:p>
      <text:p text:style-name="P15"/>
      <text:p text:style-name="P17"><text:span text:style-name="T66"><text:tab/>O framework já provê implementações padrão do </text:span><text:span text:style-name="T63">parser</text:span><text:span text:style-name="T66"> para configurar o LINP. Abaixo são descritos estes </text:span><text:span text:style-name="T63">parsers</text:span><text:span text:style-name="T66"> que são encontrados no pacote </text:span><text:span text:style-name="T78">org.lindbergframework.persistence.configuration</text:span><text:span text:style-name="T66">:</text:span></text:p>
      <text:p text:style-name="P15"/>
      <text:list xml:id="list29518892" text:style-name="L7">
        <text:list-item>
          <text:p text:style-name="P115"><text:span text:style-name="T68">SimpleLinpConfiguration</text:span><text:span text:style-name="T80">:</text:span><text:span text:style-name="T79"> Deve ser usado para definição da configuração do LINP programaticamente.</text:span></text:p>
          <text:p text:style-name="P111"/>
        </text:list-item>
        <text:list-item>
          <text:p text:style-name="P108"><text:span text:style-name="T31">XmlLinpConfiguration: </text:span><text:span text:style-name="T28">Parser padrão para definição da configuração baseado em XML de acordo com o schema: </text:span><text:a xlink:type="simple" xlink:href="http://www.lindbergframework.org/schema/lindberg-config.xsd">http://www.lindbergframework.org/schema/lindberg-config.xsd</text:a><text:span text:style-name="T28">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28"><text:tab/>O schema apresentado anteriormente para configuração do CORE, </text:span><text:span text:style-name="T35">lindberg-config.xsd</text:span><text:span text:style-name="T28">, provê uma tag denominada </text:span><text:span text:style-name="T35">linp</text:span><text:span text:style-name="T28">. Esta tag é a tag raiz para toda a configuração do componente LINP via XML usando o parser default XmlLinpConfiguration. A tag </text:span><text:span text:style-name="T35">linp</text:span><text:span text:style-name="T28"> engloba as definições de </text:span><text:span text:style-name="T35">datasource</text:span><text:span text:style-name="T28">, do </text:span><text:span text:style-name="T35">transaction manager, schema padrão, </text:span><text:span text:style-name="T28">da implementação a ser usada para resolver comandos sql, o tipo java a ser usado para tipos de dados sql do tipo </text:span><text:span text:style-name="T35">cursor</text:span><text:span text:style-name="T28">,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text:soft-page-break/></text:p>
      <text:p text:style-name="P3"><text:span text:style-name="T28"><text:tab/>As propriedades que o LINP provê para configuração são apresentadas abaixo e são definidas em </text:span><text:span text:style-name="T35">LinpConfiguration</text:span><text:span text:style-name="T28">:</text:span></text:p>
      <text:list xml:id="list29522736" text:style-name="L8">
        <text:list-header>
          <text:p text:style-name="P112"/>
        </text:list-header>
        <text:list-item>
          <text:p text:style-name="P144"><text:span text:style-name="T99">lindberg.persistence.IntegerCursorType:</text:span><text:span text:style-name="T92"> </text:span></text:p>
          <text:p text:style-name="P145">- Tipo java inteiro <text:s/>para cursores;</text:p>
          <text:p text:style-name="P146"><text:span text:style-name="T41">- Valor padrão é </text:span><text:span text:style-name="T47">java.sql.Types.OTHER.</text:span></text:p>
        </text:list-item>
        <text:list-item>
          <text:p text:style-name="P147"><text:span text:style-name="T66">lindberg.persistence.TransactionManager</text:span><text:span text:style-name="T66">:</text:span></text:p>
          <text:p text:style-name="P147"><text:span text:style-name="T46">- Implementação de </text:span><text:span text:style-name="T44">TransactionManager</text:span><text:span text:style-name="T46"> que será usada para o gerenciamento das transações de banco;</text:span></text:p>
          <text:p text:style-name="P147"><text:span text:style-name="T46">- Valor padrão é </text:span><text:span text:style-name="T45">org.lindbergframework.persistence.transaction.LinpSpringTransactionManager.</text:span></text:p>
        </text:list-item>
        <text:list-item>
          <text:p text:style-name="P148">lindberg.persistence.SqlCommandResolver:</text:p>
          <text:p text:style-name="P147"><text:span text:style-name="T46">- Implementação de </text:span><text:span text:style-name="T44">SqlCommandResolver </text:span><text:span text:style-name="T46">que fará o intercambio entre a aplicação e o repositório de comandos sql e atenderá a solicitações de obtenção desses comandos;</text:span></text:p>
          <text:p text:style-name="P147"><text:span text:style-name="T46">- Quando a configuração é definida programaticamente usando </text:span><text:span text:style-name="T44">SimpleLinpConfiguration</text:span><text:span text:style-name="T46"> deve ser informado;</text:span></text:p>
          <text:p text:style-name="P147"><text:span text:style-name="T46">- Usando configuração via XML através de </text:span><text:span text:style-name="T44">XmlLinpConfiguration</text:span><text:span text:style-name="T46"> o valor padrão é </text:span><text:span text:style-name="T45">org.lindbergframework.persistence.sql.XmlSqlCommandResolver.</text:span></text:p>
        </text:list-item>
        <text:list-item>
          <text:p text:style-name="P148">lindberg.persistence.DefaultSchema:</text:p>
          <text:p text:style-name="P145">- Schema de banco padrão que deve ser usado. Essa propriedade é opcional e não possui o valor padrão.</text:p>
        </text:list-item>
      </text:list>
      <text:p text:style-name="P99"/>
      <text:p text:style-name="P102">IMPORTANTE: Além dessas propriedades é importante e necessário definir a parte as configurações de datasource que o LINP usará. Isso será abordado mais a frente.</text:p>
      <text:p text:style-name="P99"/>
      <text:p text:style-name="P101">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62">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5"><text:s text:c="12"/></text:span><text:span text:style-name="T108">new</text:span><text:span text:style-name="T15"> ClassPathXmlCoreConfiguration(</text:span><text:span text:style-name="T90">"</text:span><text:span text:style-name="T100">org/lindbergframework/configuracao/lindberg-config.xml</text:span><text:span text:style-name="T90">"</text:span><text:span text:style-name="T15">);</text:span></text:p>
      <text:p text:style-name="P74"><text:s text:c="8"/></text:p>
      <text:p text:style-name="P84"><text:span text:style-name="T14">SimpleLinpConfiguration linpConfiguration = </text:span><text:span text:style-name="T104">new</text:span><text:span text:style-name="T14"> SimpleLinpConfiguration();</text:span></text:p>
      <text:p text:style-name="P74"><text:s text:c="8"/></text:p>
      <text:p text:style-name="P74">DataSource ds = createDataSource();</text:p>
      <text:p text:style-name="P84"><text:span text:style-name="T14">DataSourceConfig config = </text:span><text:span text:style-name="T104">new</text:span><text:span text:style-name="T14"> DataSourceConfig(ds, com.mysql.jdbc.Driver.</text:span><text:span text:style-name="T104">class</text:span><text:span text:style-name="T14">);</text:span></text:p>
      <text:p text:style-name="P74"><text:s text:c="8"/></text:p>
      <text:p text:style-name="P74">linpConfiguration.setDataSourceConfig(config);</text:p>
      <text:p text:style-name="P84"><text:span text:style-name="T14">linpConfiguration.setCursorType(LinpConfiguration.</text:span><text:span text:style-name="T143">DEFAULT_INTEGER_CURSOR_TYPE</text:span><text:span text:style-name="T14">);</text:span></text:p>
      <text:p text:style-name="P84"><text:span text:style-name="T14">linpConfiguration.setTransactionManager(</text:span><text:span text:style-name="T104">new</text:span><text:span text:style-name="T14"> LinpSpringTransactionManager(ds));</text:span></text:p>
      <text:p text:style-name="P74"><text:s text:c="8"/></text:p>
      <text:p text:style-name="P74">XmlSqlCommandResolver sqlCommandResolver = </text:p>
      <text:p text:style-name="P84"><text:span text:style-name="T58"><text:s/><text:tab/> <text:s text:c="4"/></text:span><text:span text:style-name="T104">new</text:span><text:span text:style-name="T14"> ClassPathXmlSqlCommandResolver(</text:span><text:span text:style-name="T85">"</text:span><text:span text:style-name="T89">org/lindbergframework/repositorioSql</text:span><text:span text:style-name="T85">/queries.xml",</text:span></text:p>
      <text:p text:style-name="P84"><text:span text:style-name="T85"><text:tab/><text:tab/><text:tab/><text:tab/><text:tab/> <text:s text:c="13"/>"</text:span><text:span text:style-name="T89">org/lindbergframework/repositorioSql</text:span><text:span text:style-name="T85">/updates.xml"</text:span><text:span text:style-name="T14">);</text:span></text:p>
      <text:p text:style-name="P74">linpConfiguration.setSqlCommandResolver(sqlCommandResolver);</text:p>
      <text:p text:style-name="P74"><text:s text:c="8"/></text:p>
      <text:p text:style-name="P74">coreConfiguration.setLinpConfiguration(linpConfiguration);</text:p>
      <text:p text:style-name="P74">CoreContext.<text:span text:style-name="T62">getInstance</text:span>().loadConfiguration(coreConfiguration);</text:p>
      <text:p text:style-name="P74"/>
      <text:p text:style-name="P74"/>
      <text:p text:style-name="P15"><text:tab/>No trecho de código acima é feita a configuração do LINP programaticamente via <text:span text:style-name="T62">SimpleLinpConfiguration. </text:span>Inicialmente criamos uma configuração de CORE que para este caso utilizamos o mesmo XML do exemplo criado para apresentar as configurações do CORE. Como o XML do CORE em <text:soft-page-break/>nosso exemplo está dentro do classpath de nossa aplicação usamos <text:span text:style-name="T62">ClassPathXmlCoreConfiguration</text:span> para configurações do CORE baseado em um XML que está em nosso classpath. Em seguida criamos nosso <text:span text:style-name="T62">datasource </text:span>e o encapsulamos na classe que representa as configurações de <text:span text:style-name="T62">datasource</text:span> dentro do LINP que é a <text:span text:style-name="T62">DataSourceConfig</text:span>. Para tal passamos a referência do nosso <text:span text:style-name="T62">datasource </text:span>criado (ds) e o Driver que o nosso <text:span text:style-name="T62">datasource</text:span> está usando para criar um novo <text:span text:style-name="T62">DataSourceConfig. </text:span>Isso é mostrado abaixo:</text:p>
      <text:p text:style-name="P15"/>
      <text:p text:style-name="P74">DataSource ds = createDataSource();</text:p>
      <text:p text:style-name="P73">DataSourceConfig config = <text:span text:style-name="T104">new</text:span> DataSourceConfig(ds, com.mysql.jdbc.Driver.<text:span text:style-name="T104">class</text:span>);</text:p>
      <text:p text:style-name="P15"><text:tab/></text:p>
      <text:p text:style-name="P15"><text:tab/>A partir daí definimos as propriedades de acordo com nossa necessidade. Neste caso definimos:</text:p>
      <text:p text:style-name="P15"/>
      <text:list xml:id="list29497146" text:style-name="L9">
        <text:list-item>
          <text:list>
            <text:list-item>
              <text:p text:style-name="P113">DataSourceConfig:</text:p>
              <text:p text:style-name="P117"/>
              <text:p text:style-name="P117">linpConfiguration.setDataSourceConfig(config);</text:p>
              <text:p text:style-name="P117"/>
            </text:list-item>
            <text:list-item>
              <text:p text:style-name="P113">CursorType:</text:p>
              <text:p text:style-name="P113"/>
            </text:list-item>
          </text:list>
        </text:list-item>
      </text:list>
      <text:p text:style-name="P15"><text:tab/> <text:s text:c="4"/><text:span text:style-name="T76">linpConfiguration.setCursorType(LinpConfiguration.</text:span><text:span text:style-name="T144">DEFAULT_INTEGER_CURSOR_TYPE</text:span><text:span text:style-name="T76">);</text:span></text:p>
      <text:p text:style-name="P23"/>
      <text:list xml:id="list32179082" text:continue-numbering="true" text:style-name="L9">
        <text:list-item>
          <text:list>
            <text:list-item>
              <text:p text:style-name="P113">TransactionManager:</text:p>
              <text:p text:style-name="P117"/>
              <text:p text:style-name="P117">linpConfiguration.setTransactionManager(<text:span text:style-name="T104">new</text:span> LinpSpringTransactionManager(ds));</text:p>
              <text:p text:style-name="P117"/>
            </text:list-item>
            <text:list-item>
              <text:p text:style-name="P113">SqlCommandResolver:</text:p>
              <text:p text:style-name="P118">XmlSqlCommandResolver sqlCommandResolver = </text:p>
            </text:list-item>
          </text:list>
          <text:p text:style-name="P121"><text:span text:style-name="T58"><text:s text:c="6"/></text:span><text:span text:style-name="T104">new </text:span><text:span text:style-name="T14">ClassPathXmlSqlCommandResolver(</text:span><text:span text:style-name="T85">"</text:span><text:span text:style-name="T89">org/lindbergframework/repositorioSql</text:span><text:span text:style-name="T85">/queries.xml",</text:span></text:p>
          <text:p text:style-name="P121"><text:span text:style-name="T85"><text:tab/><text:tab/><text:tab/><text:tab/> <text:s text:c="13"/>"</text:span><text:span text:style-name="T89">org/lindbergframework/repositorioSql</text:span><text:span text:style-name="T85">/updates.xml"</text:span><text:span text:style-name="T14">);</text:span></text:p>
          <text:list text:continue-numbering="true">
            <text:list-header>
              <text:p text:style-name="P117">linpConfiguration.setSqlCommandResolver(sqlCommandResolver);</text:p>
            </text:list-header>
          </text:list>
        </text:list-item>
      </text:list>
      <text:p text:style-name="P22"/>
      <text:p text:style-name="P98"><text:span text:style-name="T82">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82">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73">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62">CoreContext,</text:span> também inicializará automaticamente o LINP a partir de seu contexto, <text:span text:style-name="T62">LinpContext.</text:span> O <text:span text:style-name="T62">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76">CoreContext.</text:span><text:span text:style-name="T77">getInstance</text:span><text:span text:style-name="T76">().loadConfiguration(coreConfiguration);</text:span> </text:p>
      <text:p text:style-name="P15"/>
      <text:p text:style-name="P15"><text:soft-page-break/><text:tab/>O log no concole apresentará, dentre outras coisas, o seguinte trecho após a execução do <text:span text:style-name="T62">loadConfiguration</text:span> indicando o status da inicialização de cada módulo:</text:p>
      <text:p text:style-name="P15"/>
      <text:p text:style-name="P17"><text:span text:style-name="T66"><text:tab/></text:span><text:span text:style-name="T140">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62">CoreContext</text:span> verifica que precisa inicializar LINP<text:span text:style-name="T62"> </text:span>então dispara o processo de inicialização e configuração de <text:span text:style-name="T62">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101">5.3.2 – Configurando o LINP na prática – Usando XML</text:p>
      <text:p text:style-name="P100"/>
      <text:p text:style-name="P103"><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62">&lt;core&gt;</text:span> e as do LINP dentro da tag, de mesmo nível hierárquico no XML, <text:span text:style-name="T62">&lt;linp&gt;. </text:span>As mesmas configurações que foram usadas no exemplo de configuração programaticamente no exemplo anterior pode ser feita, e com mais flexibilidade ainda, via XML.</text:p>
      <text:p text:style-name="P103"><text:tab/><text:tab/></text:p>
      <text:p text:style-name="P103"><text:tab/><text:tab/>Como o XML de configuração do componente <text:span text:style-name="T62">LINP</text:span> é o mesmo do de configuração do <text:span text:style-name="T62">CORE</text:span> do framework então o schema é o mesmo. </text:p>
      <text:p text:style-name="P103"/>
      <text:p text:style-name="P103"><text:tab/><text:tab/>Schema: <text:s/><text:a xlink:type="simple" xlink:href="http://www.lindbergframework.org/schema/lindberg-config.xsd">http://www.lindbergframework.org/schema/lindberg-config.xsd</text:a></text:p>
      <text:p text:style-name="P103"/>
      <text:p text:style-name="P103"><text:tab/><text:tab/>A diferença para as configurações do componente de persistência é que novas tags e atributos são usados para configurar o <text:span text:style-name="T62">LINP.</text:span> Estas novas tags estão descritas no schema acima. As propriedades de configuração, seguindo a mesma ideia do <text:span text:style-name="T62">CORE,</text:span> são detalhas abaixo. Seu uso é demonstrado na prática mais a frente:</text:p>
      <text:p text:style-name="P103"/>
      <text:p text:style-name="P104"><text:span text:style-name="T52"><text:tab/><text:tab/>- </text:span><text:span text:style-name="T95">lindberg.persistence.IntegerCursorType</text:span><text:span text:style-name="T98"> </text:span></text:p>
      <text:p text:style-name="P104"><text:span text:style-name="T98"><text:tab/><text:tab/></text:span><text:span text:style-name="T139">(se não for definida o tipo inteiro para cursores de banco <text:s/>padrão será usado – java.sql.Types.OTHER)</text:span><text:span text:style-name="T98">:</text:span></text:p>
      <text:p text:style-name="P104"><text:span text:style-name="T21"><text:tab/><text:tab/></text:span><text:span text:style-name="T59">Tipo inteiro para cursores de banco, quando o banco em uso provê o recurso de cursores. </text:span></text:p>
      <text:p text:style-name="P154"><text:span text:style-name="T52"><text:tab/><text:tab/>Geralmente, quando definida explicitamente é usada alguma constante específica do banco de dados <text:tab/><text:tab/><text:tab/>adotado. </text:span><text:span text:style-name="T52">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56">oracle.jdbc.OracleTypes.CURSOR</text:span><text:span text:style-name="T52">, pois o banco oracle fornece junto com seu driver <text:tab/><text:tab/>uma constante do tipo inteiro (padrão) que identifica tipos de cursores de banco:</text:span></text:p>
      <text:p text:style-name="P149"/>
      <text:p text:style-name="P104"><text:span text:style-name="T59"><text:tab/><text:tab/></text:span><text:span text:style-name="T114">&lt;</text:span><text:span text:style-name="T123">config-property </text:span><text:span text:style-name="T133">name</text:span><text:span text:style-name="T17">=</text:span><text:span text:style-name="T95">"lindberg.persistence.IntegerCursorType"</text:span></text:p>
      <text:p text:style-name="P104"><text:span text:style-name="T95"><text:tab/><text:tab/><text:tab/><text:tab/> <text:s text:c="4"/></text:span><text:span text:style-name="T133">value</text:span><text:span text:style-name="T17">=</text:span><text:span text:style-name="T95">"</text:span><text:span text:style-name="T96">#</text:span><text:span text:style-name="T95">oracle.jdbc.OracleTypes.CURSOR"</text:span><text:span text:style-name="T17"> </text:span><text:span text:style-name="T114">/&gt;</text:span></text:p>
      <text:p text:style-name="P152"><text:tab/><text:tab/></text:p>
      <text:p text:style-name="P103"><text:s/><text:tab/><text:tab/><text:span text:style-name="T148">Observe que foi usado no valor dessa propriedade o carácter coringa </text:span><text:span text:style-name="T64">'#' <text:s/></text:span><text:span text:style-name="T148"><text:s/>para definir que o valor será obtido através da constante estática e pública </text:span><text:span text:style-name="T64">CURSOR</text:span><text:span text:style-name="T148"> na classe </text:span><text:span text:style-name="T64">oracle.jdbc.OracleTypes. </text:span><text:span text:style-name="T148">Esse recurso de carácter coringa foi abordado com detalhes na sessão 3.3.2.1 deste documento.</text:span></text:p>
      <text:p text:style-name="P103"><text:span text:style-name="T148"/></text:p>
      <text:p text:style-name="P103"><text:soft-page-break/><text:span text:style-name="T148"/></text:p>
      <text:p text:style-name="P151"><text:span text:style-name="T66"><text:tab/><text:tab/>- </text:span><text:span text:style-name="T97">lindberg.persistence.TransactionManager</text:span></text:p>
      <text:p text:style-name="P151"><text:span text:style-name="T93"><text:tab/><text:tab/></text:span><text:span text:style-name="T141">(se não for definida o TransactionManager padrão será usado –</text:span></text:p>
      <text:p text:style-name="P151"><text:span text:style-name="T141"><text:tab/><text:tab/> org.lindbergframework.persistence.transaction.LinpSpringTransactionManager)</text:span><text:span text:style-name="T103">:</text:span></text:p>
      <text:p text:style-name="P151"><text:span text:style-name="T103"><text:tab/><text:tab/></text:span><text:span text:style-name="T163">Implementação de </text:span><text:span text:style-name="T165">TransactionManager</text:span><text:span text:style-name="T163"> que deve ser usada para o gerenciamento de transações.</text:span></text:p>
      <text:p text:style-name="P151"><text:span text:style-name="T163"/></text:p>
      <text:p text:style-name="P151"><text:span text:style-name="T163"><text:tab/><text:tab/></text:span><text:span text:style-name="T164">O gerenciamento de transações do LINP é detalhado mais a frente.</text:span></text:p>
      <text:p text:style-name="P151"><text:span text:style-name="T164"/></text:p>
      <text:p text:style-name="P151"><text:span text:style-name="T164"><text:tab/><text:tab/>- </text:span><text:span text:style-name="T94">lindberg.persistence.SqlCommandResolver </text:span><text:span text:style-name="T141">(requerido)</text:span></text:p>
      <text:p text:style-name="P155"><text:span text:style-name="T160"><text:tab/><text:tab/></text:span><text:span text:style-name="T161">Implementação de </text:span><text:span text:style-name="T162">SqlCommandResolver</text:span><text:span text:style-name="T161"> que será usada para resolver comandos sql requisitados pela <text:tab/><text:tab/><text:tab/>aplicação fazendo uma ponte entre os DAO´s (</text:span><text:span text:style-name="T162">Data Access Objects)</text:span><text:span text:style-name="T161"> <text:s/>e o repositório comandos sql.</text:span></text:p>
      <text:p text:style-name="P155"><text:span text:style-name="T161"/></text:p>
      <text:p text:style-name="P155"><text:span text:style-name="T161"><text:tab/><text:tab/>- </text:span><text:span text:style-name="T93">lindberg.persistence.DefaultSchema </text:span><text:span text:style-name="T141">(opcional)</text:span></text:p>
      <text:p text:style-name="P155"><text:span text:style-name="T93"><text:tab/><text:tab/></text:span><text:span text:style-name="T161">Schema padrão que deve ser usado.</text:span></text:p>
      <text:p text:style-name="P151"><text:span text:style-name="T103"><text:tab/><text:tab/></text:span></text:p>
      <text:p text:style-name="P153"><text:tab/><text:tab/></text:p>
      <text:p text:style-name="P36"><text:tab/><text:tab/>Abaixo é ilustrado de forma detalhada o schema <text:a xlink:type="simple" xlink:href="http://www.lindbergframework.org/schema/lindberg-config.xsd">lindberg-config.xsd</text:a> no que diz respeito a tag <text:span text:style-name="T62">&lt;linp&gt; </text:span>para definição das configurações do LINP. Observe que a tag &lt;<text:span text:style-name="T62">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
      <text:p text:style-name="P36"/>
      <text:p text:style-name="P36"><text:soft-page-break/><text:tab/><text:tab/><text:span text:style-name="T148">Importante:</text:span> qualquer tentativa de uso do componente LINP sem que este seja configurado e seu contexto, <text:span text:style-name="T62">LinpContext,</text:span> devidamente inicializado o framework lançará uma <text:span text:style-name="T62">IllegalStateContextException</text:span> com a mensagem descrita abaixo:</text:p>
      <text:p text:style-name="P36"/>
      <text:p text:style-name="P42"><text:span text:style-name="T66"><text:tab/><text:tab/></text:span><text:span text:style-name="T140">Linp Context is not active. Call loadConfiguration static method </text:span></text:p>
      <text:p text:style-name="P137"><text:tab/><text:tab/>in LinpContext to active it</text:p>
      <text:p text:style-name="P137"/>
      <text:p text:style-name="P42"><text:span text:style-name="T140"><text:tab/><text:tab/></text:span><text:span text:style-name="T66">Abaixo é descrito o mesmo XML de configuração apresentado quando abordamos as configurações de CORE só que agora adicionando as configurações do LINP usando um datasource configurado para acessar um banco </text:span><text:span text:style-name="T63">Oracle</text:span><text:span text:style-name="T66">, isso fará com que o CORE configure e inicialize devidamente de forma automática o </text:span><text:span text:style-name="T63">LinpContext.</text:span></text:p>
      <text:p text:style-name="P131"/>
      <text:p text:style-name="P66"><text:span text:style-name="T116">&lt;?</text:span><text:span text:style-name="T125">xml</text:span><text:span text:style-name="T63"> </text:span><text:span text:style-name="T130">version</text:span><text:span text:style-name="T63">=</text:span><text:span text:style-name="T87">"1.0"</text:span><text:span text:style-name="T63"> </text:span><text:span text:style-name="T130">encoding</text:span><text:span text:style-name="T63">=</text:span><text:span text:style-name="T87">"UTF-8"</text:span><text:span text:style-name="T116">?&gt;</text:span></text:p>
      <text:p text:style-name="P82"><text:span text:style-name="T111">&lt;</text:span><text:span text:style-name="T120">lindberg-configuration</text:span> <text:span text:style-name="T128">xmlns</text:span><text:span text:style-name="T14">=</text:span><text:span text:style-name="T86">"http://www.lindbergframework.org/schema"</text:span> <text:span text:style-name="T128">xmlns:xsi</text:span><text:span text:style-name="T14">=</text:span><text:span text:style-name="T86">"http://www.w3.org/2001/XMLSchema-instance"</text:span> <text:span text:style-name="T128">xsi:schemaLocation</text:span><text:span text:style-name="T14">=</text:span><text:span text:style-name="T86">"http://www.lindbergframework.org/schema lindberg-config.xsd "</text:span><text:span text:style-name="T111">&gt;</text:span></text:p>
      <text:p text:style-name="P82"/>
      <text:p text:style-name="P84"><text:span text:style-name="T111">&lt;</text:span><text:span text:style-name="T120">core</text:span><text:span text:style-name="T111">&gt;</text:span></text:p>
      <text:p text:style-name="P84"><text:span text:style-name="T14"><text:s text:c="3"/></text:span><text:span text:style-name="T111">&lt;</text:span><text:span text:style-name="T120">config-property</text:span> <text:span text:style-name="T128">name</text:span><text:span text:style-name="T14">=</text:span><text:span text:style-name="T86">"lindberg.core.di-basepackage"</text:span> <text:s/><text:tab/><text:tab/><text:tab/><text:tab/><text:tab/><text:tab/><text:tab/><text:tab/><text:span text:style-name="T128">value</text:span><text:span text:style-name="T14">=</text:span><text:span text:style-name="T86">"org.lindbergframework.exemplo.*"</text:span><text:span text:style-name="T111">/&gt;</text:span></text:p>
      <text:p text:style-name="P84"><text:span text:style-name="T14"><text:s text:c="3"/></text:span><text:span text:style-name="T111">&lt;</text:span><text:span text:style-name="T120">config-property</text:span> <text:span text:style-name="T128">name</text:span><text:span text:style-name="T14">=</text:span><text:span text:style-name="T86">"lindberg.core.beanfactory"</text:span> <text:s text:c="3"/><text:tab/><text:tab/><text:tab/> <text:s text:c="22"/><text:tab/><text:tab/><text:span text:style-name="T128">value</text:span><text:span text:style-name="T14">=</text:span><text:span text:style-name="T86">"org.lindbergframework.beans.di.context.AnnotationBeanFactory"</text:span><text:span text:style-name="T111">/&gt; </text:span></text:p>
      <text:p text:style-name="P84"><text:span text:style-name="T111">&lt;/</text:span><text:span text:style-name="T120">core</text:span><text:span text:style-name="T111">&gt;</text:span></text:p>
      <text:p text:style-name="P134"/>
      <text:p text:style-name="P82"><text:span text:style-name="T111">&lt;</text:span><text:span text:style-name="T120">linp</text:span><text:span text:style-name="T111">&gt;</text:span></text:p>
      <text:p text:style-name="P82"><text:span text:style-name="T14"><text:s text:c="3"/></text:span><text:span text:style-name="T117">&lt;</text:span><text:span text:style-name="T126">dataSource</text:span><text:span text:style-name="T117"> </text:span><text:span text:style-name="T131">class</text:span><text:span text:style-name="T57">=</text:span><text:span text:style-name="T86">"org.springframework.jdbc.datasource.DriverManagerDataSource"</text:span><text:span text:style-name="T117"> </text:span></text:p>
      <text:p text:style-name="P82"><text:tab/> <text:s text:c="8"/><text:span text:style-name="T128">driver</text:span><text:span text:style-name="T14">=</text:span><text:span text:style-name="T86">"oracle.jdbc.OracleDriver"</text:span> <text:span text:style-name="T128">driverPropertyName</text:span><text:span text:style-name="T14">=</text:span><text:span text:style-name="T86">"driverClassName"</text:span><text:span text:style-name="T111">&gt;</text:span></text:p>
      <text:p text:style-name="P82"><text:span text:style-name="T14"><text:s text:c="5"/></text:span><text:span text:style-name="T111">&lt;</text:span><text:span text:style-name="T120">property</text:span> <text:span text:style-name="T128">name</text:span><text:span text:style-name="T14">=</text:span><text:span text:style-name="T86">"url"</text:span> <text:span text:style-name="T128">value</text:span><text:span text:style-name="T14">=</text:span><text:span text:style-name="T86">"jdbc:oracle:thin:@localhost:1521:xe"</text:span><text:span text:style-name="T111">/&gt;</text:span></text:p>
      <text:p text:style-name="P82"><text:span text:style-name="T14"><text:s text:c="5"/></text:span><text:span text:style-name="T111">&lt;</text:span><text:span text:style-name="T120">property</text:span> <text:span text:style-name="T128">name</text:span><text:span text:style-name="T14">=</text:span><text:span text:style-name="T86">"username"</text:span> <text:span text:style-name="T128">value</text:span><text:span text:style-name="T14">=</text:span><text:span text:style-name="T86">"SYSTEM"</text:span> <text:span text:style-name="T111">/&gt;</text:span></text:p>
      <text:p text:style-name="P82"><text:span text:style-name="T14"><text:s text:c="5"/></text:span><text:span text:style-name="T111">&lt;</text:span><text:span text:style-name="T120">property</text:span> <text:span text:style-name="T128">name</text:span><text:span text:style-name="T14">=</text:span><text:span text:style-name="T86">"password"</text:span> <text:span text:style-name="T128">value</text:span><text:span text:style-name="T14">=</text:span><text:span text:style-name="T86">"admin"</text:span> <text:span text:style-name="T111">/&gt;</text:span></text:p>
      <text:p text:style-name="P82"><text:span text:style-name="T14"><text:s text:c="3"/></text:span><text:span text:style-name="T111">&lt;/</text:span><text:span text:style-name="T120">dataSource</text:span><text:span text:style-name="T111">&gt;</text:span></text:p>
      <text:p text:style-name="P63"><text:tab/><text:tab/></text:p>
      <text:p text:style-name="P82"><text:span text:style-name="T14"><text:s text:c="3"/></text:span><text:span text:style-name="T111">&lt;</text:span><text:span text:style-name="T120">config-properties</text:span><text:span text:style-name="T111">&gt;</text:span></text:p>
      <text:p text:style-name="P82"><text:span text:style-name="T111"><text:s text:c="5"/>&lt;</text:span><text:span text:style-name="T120">config-property</text:span><text:span text:style-name="T111"> </text:span><text:span text:style-name="T128">name</text:span><text:span text:style-name="T14">=</text:span><text:span text:style-name="T86">"lindberg.persistence.IntegerCursorType"</text:span><text:span text:style-name="T111"> <text:tab/><text:tab/><text:tab/><text:tab/> <text:s text:c="4"/><text:tab/> <text:s text:c="2"/></text:span><text:span text:style-name="T128">value</text:span><text:span text:style-name="T14">=</text:span><text:span text:style-name="T86">"#oracle.jdbc.OracleTypes.CURSOR"</text:span><text:span text:style-name="T111"> /&gt;</text:span></text:p>
      <text:p text:style-name="P82"><text:span text:style-name="T111"><text:s text:c="5"/>&lt;</text:span><text:span text:style-name="T120">config-property</text:span> <text:span text:style-name="T128">name</text:span><text:span text:style-name="T14">=</text:span><text:span text:style-name="T86">"lindberg.persistence.TransactionManager"</text:span> <text:s text:c="4"/><text:tab/> <text:s text:c="2"/><text:tab/><text:tab/><text:tab/> <text:s text:c="2"/><text:span text:style-name="T128">value</text:span><text:span text:style-name="T14">=</text:span><text:span text:style-name="T86">"org.lindbergframework.persistence.transaction.LinpSpringTransactionManager"</text:span><text:span text:style-name="T111">/&gt;</text:span></text:p>
      <text:p text:style-name="P82"><text:span text:style-name="T14"><text:s text:c="5"/></text:span><text:span text:style-name="T111">&lt;</text:span><text:span text:style-name="T120">config-property</text:span> <text:span text:style-name="T128">name</text:span><text:span text:style-name="T14">=</text:span><text:span text:style-name="T86">"lindberg.persistence.SqlCommandResolver"</text:span> <text:tab/><text:tab/><text:tab/><text:tab/> <text:s text:c="9"/><text:tab/> <text:s text:c="2"/><text:span text:style-name="T128">value</text:span><text:span text:style-name="T14">=</text:span><text:span text:style-name="T86">"org.lindbergframework.persistence.sql.ClassPathXmlSqlCommandResolver"</text:span><text:span text:style-name="T111">&gt;</text:span><text:span text:style-name="T14"><text:tab/><text:tab/><text:tab/></text:span><text:span text:style-name="T111">&lt;</text:span><text:span text:style-name="T120">property</text:span> <text:span text:style-name="T128">constructor-arg</text:span><text:span text:style-name="T14">=</text:span><text:span text:style-name="T86">"true"</text:span><text:span text:style-name="T111">&gt;</text:span></text:p>
      <text:p text:style-name="P82"><text:span text:style-name="T14"><text:tab/><text:tab/> <text:s text:c="2"/></text:span><text:span text:style-name="T111">&lt;</text:span><text:span text:style-name="T120">array</text:span><text:span text:style-name="T111">&gt;</text:span><text:span text:style-name="T14"> </text:span></text:p>
      <text:p text:style-name="P63"><text:s text:c="15"/><text:tab/><text:span text:style-name="T136">org/lindbergframework/repositorioSql</text:span><text:span text:style-name="T135">/queries.xml; <text:s/><text:tab/><text:tab/><text:tab/><text:tab/><text:tab/><text:tab/><text:tab/><text:tab/></text:span><text:span text:style-name="T136">org/lindbergframework/repositorioSql</text:span><text:span text:style-name="T135">/updates.xml</text:span></text:p>
      <text:p text:style-name="P82"><text:span text:style-name="T14"><text:tab/><text:tab/> <text:s text:c="2"/></text:span><text:span text:style-name="T111">&lt;/</text:span><text:span text:style-name="T120">array</text:span><text:span text:style-name="T111">&gt;</text:span></text:p>
      <text:p text:style-name="P82"><text:span text:style-name="T14"><text:tab/><text:tab/></text:span><text:span text:style-name="T111">&lt;/</text:span><text:span text:style-name="T120">property</text:span><text:span text:style-name="T111">&gt;</text:span></text:p>
      <text:p text:style-name="P82"><text:span text:style-name="T14"><text:tab/></text:span><text:span text:style-name="T111">&lt;/</text:span><text:span text:style-name="T120">config-property</text:span><text:span text:style-name="T111">&gt;</text:span></text:p>
      <text:p text:style-name="P82"><text:span text:style-name="T14"><text:s text:c="3"/></text:span><text:span text:style-name="T111">&lt;/</text:span><text:span text:style-name="T120">config-properties</text:span><text:span text:style-name="T111">&gt;</text:span></text:p>
      <text:p text:style-name="P82"/>
      <text:p text:style-name="P82"><text:span text:style-name="T111">&lt;/</text:span><text:span text:style-name="T120">linp</text:span><text:span text:style-name="T111">&gt;</text:span></text:p>
      <text:p text:style-name="P82"/>
      <text:p text:style-name="P82"><text:span text:style-name="T111">&lt;/</text:span><text:span text:style-name="T120">lindberg-configuration</text:span><text:span text:style-name="T111">&gt;</text:span></text:p>
      <text:p text:style-name="P136"/>
      <text:p text:style-name="P136"><text:tab/><text:span text:style-name="T30">O xml acima contém no mesmo arquivo tanto as configurações de CORE quanto, agora, as do componente </text:span><text:span text:style-name="T34">LINP. </text:span><text:span text:style-name="T30">As configurações do </text:span><text:span text:style-name="T34">CORE </text:span><text:span text:style-name="T30">não serão abordadas neste momento, visto que isto já foi feito na sessão dedicada ao </text:span><text:span text:style-name="T34">CORE</text:span><text:span text:style-name="T30"> no início deste documento. No que diz respeito ao </text:span><text:span text:style-name="T34">LINP </text:span><text:span text:style-name="T30">as configurações são definidas a partir da tag </text:span><text:span text:style-name="T34">&lt;linp&gt;</text:span><text:span text:style-name="T30"> e estas defines as propriedades do datasource, para conexão com o banco de dados, o schema padrão a ser usado, o gerenciador de transações </text:span><text:span text:style-name="T34">(TransactionManager)</text:span><text:span text:style-name="T30">, a classe que trabalhará como camada intermediária entre a aplicação e o repositório de comandos sql </text:span><text:span text:style-name="T34">(SqlCommandResolver) </text:span><text:span text:style-name="T30">atendendo as requisições por comandos sql.</text:span></text:p>
      <text:p text:style-name="P136"><text:soft-page-break/><text:span text:style-name="T30"><text:tab/></text:span></text:p>
      <text:p text:style-name="P136"><text:span text:style-name="T30"><text:tab/>As configurações do LINP definidas no exemplo acima são detalhadas abaixo:</text:span></text:p>
      <text:p text:style-name="P136"><text:span text:style-name="T30"/></text:p>
      <text:list xml:id="list31624831" text:style-name="L14">
        <text:list-item>
          <text:list>
            <text:list-header>
              <text:p text:style-name="P159"><text:span text:style-name="T31">* <text:s/>DataSource: </text:span><text:span text:style-name="T28">Tag &lt;</text:span><text:span text:style-name="T35">dataSource&gt;</text:span><text:span text:style-name="T28"> é específica, única e define as configurações de conexão com o banco de dados. No nosso exemplo usamos uma conexão com um banco local Oracle. Esta tag será <text:s text:c="2"/>abordada em detalhes mais a frente;</text:span></text:p>
              <text:p text:style-name="P158"><text:span text:style-name="T28"/></text:p>
              <text:p text:style-name="P160"><text:span text:style-name="T168">* <text:s/></text:span><text:span text:style-name="T166">lindberg.persistence.IntegerCursorType</text:span><text:span text:style-name="T168">: </text:span><text:span text:style-name="T28">Tipo específico inteiro Sql para Cursores de banco. Para este o banco usado no exemplo, Oracle, temos um tipo sql específico para cursores de banco: </text:span><text:span text:style-name="T38">oracle.jdbc.OracleTypes.CURSOR. </text:span><text:span text:style-name="T36">Por ser uma constante, então esse valor é definido precedido pelo caracter</text:span><text:span text:style-name="T38"> </text:span><text:span text:style-name="T31">'#'</text:span><text:span text:style-name="T28">;</text:span></text:p>
            </text:list-header>
          </text:list>
        </text:list-item>
      </text:list>
      <text:p text:style-name="P161"><text:span text:style-name="T28"/></text:p>
      <text:p text:style-name="P161"><text:span text:style-name="T168">* <text:s/></text:span><text:span text:style-name="T166">lindberg.persistence.TransactionManager: </text:span><text:span text:style-name="T169">Gerenciador de transações que será usado para transações de banco. Para este exemplo é usado a implementação padrão de </text:span><text:span text:style-name="T167">TransactionManager, </text:span><text:span text:style-name="T169"><text:s/></text:span><text:span text:style-name="T167">LinpSpringTransactionManager. </text:span><text:span text:style-name="T169">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67">TransactionManager <text:s/></text:span><text:span text:style-name="T169">consistente.</text:span></text:p>
      <text:p text:style-name="P136"><text:span text:style-name="T30"/></text:p>
      <text:list xml:id="list31490465" text:style-name="L13">
        <text:list-header>
          <text:p text:style-name="P143"/>
        </text:list-header>
      </text:list>
      <text:p text:style-name="P33"/>
      <text:p text:style-name="P33"><text:tab/><text:tab/><text:span text:style-name="T2">5.3.2 – Configurando o LINP na prática – Usando XML</text:span></text:p>
      <text:p text:style-name="P33"/>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5-02T12:05:09.54</dc:date>
    <meta:editing-duration>PT150H50M37S</meta:editing-duration>
    <meta:editing-cycles>351</meta:editing-cycles>
    <meta:generator>BrOffice.org/3.2$Win32 OpenOffice.org_project/320m18$Build-9502</meta:generator>
    <meta:document-statistic meta:table-count="0" meta:image-count="3" meta:object-count="0" meta:page-count="30" meta:paragraph-count="509" meta:word-count="9312" meta:character-count="67916"/>
  </office:meta>
</office:document-meta>
</file>